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color="#2a6099"/>
    </style:style>
    <style:style style:name="ce5" style:family="table-cell" style:parent-style-name="Default">
      <style:text-properties fo:color="#2a6099" fo:font-weight="bold" style:font-weight-asian="bold" style:font-weight-complex="bold"/>
    </style:style>
    <style:style style:name="ce6" style:family="table-cell" style:parent-style-name="Default">
      <style:text-properties fo:color="#1e6a39"/>
    </style:style>
    <style:style style:name="ce7" style:family="table-cell" style:parent-style-name="Default">
      <style:text-properties fo:color="#1e6a39" fo:font-weight="bold" style:font-weight-asian="bold" style:font-weight-complex="bold"/>
    </style:style>
    <style:style style:name="ce8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_2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number-columns-repeated="1004" table:default-cell-style-name="Default"/>
        <table:table-row table:style-name="ro1">
          <table:table-cell office:value-type="float" office:value="270" calcext:value-type="float">
            <text:p>2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table:number-columns-repeated="1003"/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office:value-type="float" office:value="3778846" calcext:value-type="float">
            <text:p>3778846</text:p>
          </table:table-cell>
          <table:table-cell office:value-type="float" office:value="3714275" calcext:value-type="float">
            <text:p>3714275</text:p>
          </table:table-cell>
          <table:table-cell office:value-type="float" office:value="5391006" calcext:value-type="float">
            <text:p>5391006</text:p>
          </table:table-cell>
          <table:table-cell office:value-type="float" office:value="3375255" calcext:value-type="float">
            <text:p>3375255</text:p>
          </table:table-cell>
          <table:table-cell office:value-type="float" office:value="5332997" calcext:value-type="float">
            <text:p>5332997</text:p>
          </table:table-cell>
          <table:table-cell office:value-type="float" office:value="2184095" calcext:value-type="float">
            <text:p>2184095</text:p>
          </table:table-cell>
          <table:table-cell office:value-type="float" office:value="2118173" calcext:value-type="float">
            <text:p>2118173</text:p>
          </table:table-cell>
          <table:table-cell office:value-type="float" office:value="1899877" calcext:value-type="float">
            <text:p>1899877</text:p>
          </table:table-cell>
          <table:table-cell office:value-type="float" office:value="1880647" calcext:value-type="float">
            <text:p>1880647</text:p>
          </table:table-cell>
          <table:table-cell office:value-type="float" office:value="988803" calcext:value-type="float">
            <text:p>988803</text:p>
          </table:table-cell>
          <table:table-cell office:value-type="float" office:value="996971" calcext:value-type="float">
            <text:p>996971</text:p>
          </table:table-cell>
          <table:table-cell office:value-type="float" office:value="862889" calcext:value-type="float">
            <text:p>862889</text:p>
          </table:table-cell>
          <table:table-cell office:value-type="float" office:value="883853" calcext:value-type="float">
            <text:p>883853</text:p>
          </table:table-cell>
          <table:table-cell office:value-type="float" office:value="733184" calcext:value-type="float">
            <text:p>733184</text:p>
          </table:table-cell>
          <table:table-cell office:value-type="float" office:value="739925" calcext:value-type="float">
            <text:p>739925</text:p>
          </table:table-cell>
          <table:table-cell office:value-type="float" office:value="752795" calcext:value-type="float">
            <text:p>752795</text:p>
          </table:table-cell>
          <table:table-cell office:value-type="float" office:value="775400" calcext:value-type="float">
            <text:p>775400</text:p>
          </table:table-cell>
          <table:table-cell office:value-type="float" office:value="1014780" calcext:value-type="float">
            <text:p>1014780</text:p>
          </table:table-cell>
          <table:table-cell office:value-type="float" office:value="968489" calcext:value-type="float">
            <text:p>968489</text:p>
          </table:table-cell>
          <table:table-cell office:value-type="float" office:value="1626359" calcext:value-type="float">
            <text:p>1626359</text:p>
          </table:table-cell>
          <table:table-cell office:value-type="float" office:value="1419851" calcext:value-type="float">
            <text:p>1419851</text:p>
          </table:table-cell>
          <table:table-cell table:number-columns-repeated="1003"/>
        </table:table-row>
        <table:table-row table:style-name="ro1">
          <table:table-cell office:value-type="float" office:value="3832513" calcext:value-type="float">
            <text:p>3832513</text:p>
          </table:table-cell>
          <table:table-cell office:value-type="float" office:value="3682127" calcext:value-type="float">
            <text:p>3682127</text:p>
          </table:table-cell>
          <table:table-cell office:value-type="float" office:value="5383448" calcext:value-type="float">
            <text:p>5383448</text:p>
          </table:table-cell>
          <table:table-cell office:value-type="float" office:value="3371211" calcext:value-type="float">
            <text:p>3371211</text:p>
          </table:table-cell>
          <table:table-cell office:value-type="float" office:value="5380834" calcext:value-type="float">
            <text:p>5380834</text:p>
          </table:table-cell>
          <table:table-cell office:value-type="float" office:value="2213808" calcext:value-type="float">
            <text:p>2213808</text:p>
          </table:table-cell>
          <table:table-cell office:value-type="float" office:value="2087527" calcext:value-type="float">
            <text:p>2087527</text:p>
          </table:table-cell>
          <table:table-cell office:value-type="float" office:value="1883031" calcext:value-type="float">
            <text:p>1883031</text:p>
          </table:table-cell>
          <table:table-cell office:value-type="float" office:value="1848963" calcext:value-type="float">
            <text:p>1848963</text:p>
          </table:table-cell>
          <table:table-cell office:value-type="float" office:value="981691" calcext:value-type="float">
            <text:p>981691</text:p>
          </table:table-cell>
          <table:table-cell office:value-type="float" office:value="988321" calcext:value-type="float">
            <text:p>988321</text:p>
          </table:table-cell>
          <table:table-cell office:value-type="float" office:value="862930" calcext:value-type="float">
            <text:p>862930</text:p>
          </table:table-cell>
          <table:table-cell office:value-type="float" office:value="840145" calcext:value-type="float">
            <text:p>840145</text:p>
          </table:table-cell>
          <table:table-cell office:value-type="float" office:value="751304" calcext:value-type="float">
            <text:p>751304</text:p>
          </table:table-cell>
          <table:table-cell office:value-type="float" office:value="826538" calcext:value-type="float">
            <text:p>826538</text:p>
          </table:table-cell>
          <table:table-cell office:value-type="float" office:value="864717" calcext:value-type="float">
            <text:p>864717</text:p>
          </table:table-cell>
          <table:table-cell office:value-type="float" office:value="724696" calcext:value-type="float">
            <text:p>724696</text:p>
          </table:table-cell>
          <table:table-cell office:value-type="float" office:value="1065425" calcext:value-type="float">
            <text:p>1065425</text:p>
          </table:table-cell>
          <table:table-cell office:value-type="float" office:value="1404294" calcext:value-type="float">
            <text:p>1404294</text:p>
          </table:table-cell>
          <table:table-cell office:value-type="float" office:value="1490978" calcext:value-type="float">
            <text:p>1490978</text:p>
          </table:table-cell>
          <table:table-cell office:value-type="float" office:value="1606468" calcext:value-type="float">
            <text:p>1606468</text:p>
          </table:table-cell>
          <table:table-cell table:number-columns-repeated="1003"/>
        </table:table-row>
        <table:table-row table:style-name="ro1">
          <table:table-cell office:value-type="float" office:value="3896736" calcext:value-type="float">
            <text:p>3896736</text:p>
          </table:table-cell>
          <table:table-cell office:value-type="float" office:value="3754260" calcext:value-type="float">
            <text:p>3754260</text:p>
          </table:table-cell>
          <table:table-cell office:value-type="float" office:value="5425507" calcext:value-type="float">
            <text:p>5425507</text:p>
          </table:table-cell>
          <table:table-cell office:value-type="float" office:value="3382375" calcext:value-type="float">
            <text:p>3382375</text:p>
          </table:table-cell>
          <table:table-cell office:value-type="float" office:value="5352512" calcext:value-type="float">
            <text:p>5352512</text:p>
          </table:table-cell>
          <table:table-cell office:value-type="float" office:value="2197462" calcext:value-type="float">
            <text:p>2197462</text:p>
          </table:table-cell>
          <table:table-cell office:value-type="float" office:value="2101664" calcext:value-type="float">
            <text:p>2101664</text:p>
          </table:table-cell>
          <table:table-cell office:value-type="float" office:value="1904241" calcext:value-type="float">
            <text:p>1904241</text:p>
          </table:table-cell>
          <table:table-cell office:value-type="float" office:value="1901444" calcext:value-type="float">
            <text:p>1901444</text:p>
          </table:table-cell>
          <table:table-cell office:value-type="float" office:value="999196" calcext:value-type="float">
            <text:p>999196</text:p>
          </table:table-cell>
          <table:table-cell office:value-type="float" office:value="1003755" calcext:value-type="float">
            <text:p>1003755</text:p>
          </table:table-cell>
          <table:table-cell office:value-type="float" office:value="860216" calcext:value-type="float">
            <text:p>860216</text:p>
          </table:table-cell>
          <table:table-cell office:value-type="float" office:value="898687" calcext:value-type="float">
            <text:p>898687</text:p>
          </table:table-cell>
          <table:table-cell office:value-type="float" office:value="818097" calcext:value-type="float">
            <text:p>818097</text:p>
          </table:table-cell>
          <table:table-cell office:value-type="float" office:value="775619" calcext:value-type="float">
            <text:p>775619</text:p>
          </table:table-cell>
          <table:table-cell office:value-type="float" office:value="770582" calcext:value-type="float">
            <text:p>770582</text:p>
          </table:table-cell>
          <table:table-cell office:value-type="float" office:value="785690" calcext:value-type="float">
            <text:p>785690</text:p>
          </table:table-cell>
          <table:table-cell office:value-type="float" office:value="946956" calcext:value-type="float">
            <text:p>946956</text:p>
          </table:table-cell>
          <table:table-cell office:value-type="float" office:value="1189329" calcext:value-type="float">
            <text:p>1189329</text:p>
          </table:table-cell>
          <table:table-cell office:value-type="float" office:value="1604056" calcext:value-type="float">
            <text:p>1604056</text:p>
          </table:table-cell>
          <table:table-cell office:value-type="float" office:value="1592456" calcext:value-type="float">
            <text:p>1592456</text:p>
          </table:table-cell>
          <table:table-cell table:number-columns-repeated="1003"/>
        </table:table-row>
        <table:table-row table:style-name="ro1">
          <table:table-cell office:value-type="float" office:value="3802370" calcext:value-type="float">
            <text:p>3802370</text:p>
          </table:table-cell>
          <table:table-cell office:value-type="float" office:value="3806983" calcext:value-type="float">
            <text:p>3806983</text:p>
          </table:table-cell>
          <table:table-cell office:value-type="float" office:value="5375156" calcext:value-type="float">
            <text:p>5375156</text:p>
          </table:table-cell>
          <table:table-cell office:value-type="float" office:value="3332954" calcext:value-type="float">
            <text:p>3332954</text:p>
          </table:table-cell>
          <table:table-cell office:value-type="float" office:value="5386933" calcext:value-type="float">
            <text:p>5386933</text:p>
          </table:table-cell>
          <table:table-cell office:value-type="float" office:value="2226214" calcext:value-type="float">
            <text:p>2226214</text:p>
          </table:table-cell>
          <table:table-cell office:value-type="float" office:value="2124395" calcext:value-type="float">
            <text:p>2124395</text:p>
          </table:table-cell>
          <table:table-cell office:value-type="float" office:value="1865208" calcext:value-type="float">
            <text:p>1865208</text:p>
          </table:table-cell>
          <table:table-cell office:value-type="float" office:value="1853074" calcext:value-type="float">
            <text:p>1853074</text:p>
          </table:table-cell>
          <table:table-cell office:value-type="float" office:value="984318" calcext:value-type="float">
            <text:p>984318</text:p>
          </table:table-cell>
          <table:table-cell office:value-type="float" office:value="990883" calcext:value-type="float">
            <text:p>990883</text:p>
          </table:table-cell>
          <table:table-cell office:value-type="float" office:value="881877" calcext:value-type="float">
            <text:p>881877</text:p>
          </table:table-cell>
          <table:table-cell office:value-type="float" office:value="860008" calcext:value-type="float">
            <text:p>860008</text:p>
          </table:table-cell>
          <table:table-cell office:value-type="float" office:value="747661" calcext:value-type="float">
            <text:p>747661</text:p>
          </table:table-cell>
          <table:table-cell office:value-type="float" office:value="719204" calcext:value-type="float">
            <text:p>719204</text:p>
          </table:table-cell>
          <table:table-cell office:value-type="float" office:value="762502" calcext:value-type="float">
            <text:p>762502</text:p>
          </table:table-cell>
          <table:table-cell office:value-type="float" office:value="796143" calcext:value-type="float">
            <text:p>796143</text:p>
          </table:table-cell>
          <table:table-cell office:value-type="float" office:value="2064220" calcext:value-type="float">
            <text:p>2064220</text:p>
          </table:table-cell>
          <table:table-cell office:value-type="float" office:value="1881483" calcext:value-type="float">
            <text:p>1881483</text:p>
          </table:table-cell>
          <table:table-cell office:value-type="float" office:value="1616140" calcext:value-type="float">
            <text:p>1616140</text:p>
          </table:table-cell>
          <table:table-cell office:value-type="float" office:value="1661205" calcext:value-type="float">
            <text:p>1661205</text:p>
          </table:table-cell>
          <table:table-cell table:number-columns-repeated="1003"/>
        </table:table-row>
        <table:table-row table:style-name="ro1">
          <table:table-cell office:value-type="float" office:value="3818446" calcext:value-type="float">
            <text:p>3818446</text:p>
          </table:table-cell>
          <table:table-cell office:value-type="float" office:value="3726637" calcext:value-type="float">
            <text:p>3726637</text:p>
          </table:table-cell>
          <table:table-cell office:value-type="float" office:value="5410398" calcext:value-type="float">
            <text:p>5410398</text:p>
          </table:table-cell>
          <table:table-cell office:value-type="float" office:value="3408652" calcext:value-type="float">
            <text:p>3408652</text:p>
          </table:table-cell>
          <table:table-cell office:value-type="float" office:value="5317914" calcext:value-type="float">
            <text:p>5317914</text:p>
          </table:table-cell>
          <table:table-cell office:value-type="float" office:value="2161950" calcext:value-type="float">
            <text:p>2161950</text:p>
          </table:table-cell>
          <table:table-cell office:value-type="float" office:value="2115822" calcext:value-type="float">
            <text:p>2115822</text:p>
          </table:table-cell>
          <table:table-cell office:value-type="float" office:value="1902209" calcext:value-type="float">
            <text:p>1902209</text:p>
          </table:table-cell>
          <table:table-cell office:value-type="float" office:value="1850544" calcext:value-type="float">
            <text:p>1850544</text:p>
          </table:table-cell>
          <table:table-cell office:value-type="float" office:value="1006715" calcext:value-type="float">
            <text:p>1006715</text:p>
          </table:table-cell>
          <table:table-cell office:value-type="float" office:value="998362" calcext:value-type="float">
            <text:p>998362</text:p>
          </table:table-cell>
          <table:table-cell office:value-type="float" office:value="844945" calcext:value-type="float">
            <text:p>844945</text:p>
          </table:table-cell>
          <table:table-cell office:value-type="float" office:value="865309" calcext:value-type="float">
            <text:p>865309</text:p>
          </table:table-cell>
          <table:table-cell office:value-type="float" office:value="702953" calcext:value-type="float">
            <text:p>702953</text:p>
          </table:table-cell>
          <table:table-cell office:value-type="float" office:value="733196" calcext:value-type="float">
            <text:p>733196</text:p>
          </table:table-cell>
          <table:table-cell office:value-type="float" office:value="810643" calcext:value-type="float">
            <text:p>810643</text:p>
          </table:table-cell>
          <table:table-cell office:value-type="float" office:value="747593" calcext:value-type="float">
            <text:p>747593</text:p>
          </table:table-cell>
          <table:table-cell office:value-type="float" office:value="1085097" calcext:value-type="float">
            <text:p>1085097</text:p>
          </table:table-cell>
          <table:table-cell office:value-type="float" office:value="1297513" calcext:value-type="float">
            <text:p>1297513</text:p>
          </table:table-cell>
          <table:table-cell office:value-type="float" office:value="1631150" calcext:value-type="float">
            <text:p>1631150</text:p>
          </table:table-cell>
          <table:table-cell office:value-type="float" office:value="1634269" calcext:value-type="float">
            <text:p>1634269</text:p>
          </table:table-cell>
          <table:table-cell table:number-columns-repeated="1003"/>
        </table:table-row>
        <table:table-row table:style-name="ro1">
          <table:table-cell office:value-type="float" office:value="3808184" calcext:value-type="float">
            <text:p>3808184</text:p>
          </table:table-cell>
          <table:table-cell office:value-type="float" office:value="3704735" calcext:value-type="float">
            <text:p>3704735</text:p>
          </table:table-cell>
          <table:table-cell office:value-type="float" office:value="5523563" calcext:value-type="float">
            <text:p>5523563</text:p>
          </table:table-cell>
          <table:table-cell office:value-type="float" office:value="3335906" calcext:value-type="float">
            <text:p>3335906</text:p>
          </table:table-cell>
          <table:table-cell office:value-type="float" office:value="5290416" calcext:value-type="float">
            <text:p>5290416</text:p>
          </table:table-cell>
          <table:table-cell office:value-type="float" office:value="2182957" calcext:value-type="float">
            <text:p>2182957</text:p>
          </table:table-cell>
          <table:table-cell office:value-type="float" office:value="2109836" calcext:value-type="float">
            <text:p>2109836</text:p>
          </table:table-cell>
          <table:table-cell office:value-type="float" office:value="1897102" calcext:value-type="float">
            <text:p>1897102</text:p>
          </table:table-cell>
          <table:table-cell office:value-type="float" office:value="1827488" calcext:value-type="float">
            <text:p>1827488</text:p>
          </table:table-cell>
          <table:table-cell office:value-type="float" office:value="1033795" calcext:value-type="float">
            <text:p>1033795</text:p>
          </table:table-cell>
          <table:table-cell office:value-type="float" office:value="1007061" calcext:value-type="float">
            <text:p>1007061</text:p>
          </table:table-cell>
          <table:table-cell office:value-type="float" office:value="877053" calcext:value-type="float">
            <text:p>877053</text:p>
          </table:table-cell>
          <table:table-cell office:value-type="float" office:value="868759" calcext:value-type="float">
            <text:p>868759</text:p>
          </table:table-cell>
          <table:table-cell office:value-type="float" office:value="725120" calcext:value-type="float">
            <text:p>725120</text:p>
          </table:table-cell>
          <table:table-cell office:value-type="float" office:value="791127" calcext:value-type="float">
            <text:p>791127</text:p>
          </table:table-cell>
          <table:table-cell office:value-type="float" office:value="744926" calcext:value-type="float">
            <text:p>744926</text:p>
          </table:table-cell>
          <table:table-cell office:value-type="float" office:value="715383" calcext:value-type="float">
            <text:p>715383</text:p>
          </table:table-cell>
          <table:table-cell office:value-type="float" office:value="1774808" calcext:value-type="float">
            <text:p>1774808</text:p>
          </table:table-cell>
          <table:table-cell office:value-type="float" office:value="1222812" calcext:value-type="float">
            <text:p>1222812</text:p>
          </table:table-cell>
          <table:table-cell office:value-type="float" office:value="1582035" calcext:value-type="float">
            <text:p>1582035</text:p>
          </table:table-cell>
          <table:table-cell office:value-type="float" office:value="1574166" calcext:value-type="float">
            <text:p>1574166</text:p>
          </table:table-cell>
          <table:table-cell table:number-columns-repeated="1003"/>
        </table:table-row>
        <table:table-row table:style-name="ro1">
          <table:table-cell office:value-type="float" office:value="3825749" calcext:value-type="float">
            <text:p>3825749</text:p>
          </table:table-cell>
          <table:table-cell office:value-type="float" office:value="3738118" calcext:value-type="float">
            <text:p>3738118</text:p>
          </table:table-cell>
          <table:table-cell office:value-type="float" office:value="5472419" calcext:value-type="float">
            <text:p>5472419</text:p>
          </table:table-cell>
          <table:table-cell office:value-type="float" office:value="3344813" calcext:value-type="float">
            <text:p>3344813</text:p>
          </table:table-cell>
          <table:table-cell office:value-type="float" office:value="5369331" calcext:value-type="float">
            <text:p>5369331</text:p>
          </table:table-cell>
          <table:table-cell office:value-type="float" office:value="2167220" calcext:value-type="float">
            <text:p>2167220</text:p>
          </table:table-cell>
          <table:table-cell office:value-type="float" office:value="2089900" calcext:value-type="float">
            <text:p>2089900</text:p>
          </table:table-cell>
          <table:table-cell office:value-type="float" office:value="1883641" calcext:value-type="float">
            <text:p>1883641</text:p>
          </table:table-cell>
          <table:table-cell office:value-type="float" office:value="1871137" calcext:value-type="float">
            <text:p>1871137</text:p>
          </table:table-cell>
          <table:table-cell office:value-type="float" office:value="1000906" calcext:value-type="float">
            <text:p>1000906</text:p>
          </table:table-cell>
          <table:table-cell office:value-type="float" office:value="988706" calcext:value-type="float">
            <text:p>988706</text:p>
          </table:table-cell>
          <table:table-cell office:value-type="float" office:value="856535" calcext:value-type="float">
            <text:p>856535</text:p>
          </table:table-cell>
          <table:table-cell office:value-type="float" office:value="855037" calcext:value-type="float">
            <text:p>855037</text:p>
          </table:table-cell>
          <table:table-cell office:value-type="float" office:value="711521" calcext:value-type="float">
            <text:p>711521</text:p>
          </table:table-cell>
          <table:table-cell office:value-type="float" office:value="875159" calcext:value-type="float">
            <text:p>875159</text:p>
          </table:table-cell>
          <table:table-cell office:value-type="float" office:value="731554" calcext:value-type="float">
            <text:p>731554</text:p>
          </table:table-cell>
          <table:table-cell office:value-type="float" office:value="810827" calcext:value-type="float">
            <text:p>810827</text:p>
          </table:table-cell>
          <table:table-cell office:value-type="float" office:value="1040058" calcext:value-type="float">
            <text:p>1040058</text:p>
          </table:table-cell>
          <table:table-cell office:value-type="float" office:value="1476584" calcext:value-type="float">
            <text:p>1476584</text:p>
          </table:table-cell>
          <table:table-cell office:value-type="float" office:value="1573447" calcext:value-type="float">
            <text:p>1573447</text:p>
          </table:table-cell>
          <table:table-cell office:value-type="float" office:value="1573213" calcext:value-type="float">
            <text:p>1573213</text:p>
          </table:table-cell>
          <table:table-cell table:number-columns-repeated="1003"/>
        </table:table-row>
        <table:table-row table:style-name="ro1">
          <table:table-cell office:value-type="float" office:value="3863032" calcext:value-type="float">
            <text:p>3863032</text:p>
          </table:table-cell>
          <table:table-cell office:value-type="float" office:value="3644697" calcext:value-type="float">
            <text:p>3644697</text:p>
          </table:table-cell>
          <table:table-cell office:value-type="float" office:value="5533648" calcext:value-type="float">
            <text:p>5533648</text:p>
          </table:table-cell>
          <table:table-cell office:value-type="float" office:value="3358370" calcext:value-type="float">
            <text:p>3358370</text:p>
          </table:table-cell>
          <table:table-cell office:value-type="float" office:value="5436720" calcext:value-type="float">
            <text:p>5436720</text:p>
          </table:table-cell>
          <table:table-cell office:value-type="float" office:value="2178487" calcext:value-type="float">
            <text:p>2178487</text:p>
          </table:table-cell>
          <table:table-cell office:value-type="float" office:value="2103758" calcext:value-type="float">
            <text:p>2103758</text:p>
          </table:table-cell>
          <table:table-cell office:value-type="float" office:value="1893216" calcext:value-type="float">
            <text:p>1893216</text:p>
          </table:table-cell>
          <table:table-cell office:value-type="float" office:value="1835454" calcext:value-type="float">
            <text:p>1835454</text:p>
          </table:table-cell>
          <table:table-cell office:value-type="float" office:value="1013655" calcext:value-type="float">
            <text:p>1013655</text:p>
          </table:table-cell>
          <table:table-cell office:value-type="float" office:value="1016872" calcext:value-type="float">
            <text:p>1016872</text:p>
          </table:table-cell>
          <table:table-cell office:value-type="float" office:value="854199" calcext:value-type="float">
            <text:p>854199</text:p>
          </table:table-cell>
          <table:table-cell office:value-type="float" office:value="868270" calcext:value-type="float">
            <text:p>868270</text:p>
          </table:table-cell>
          <table:table-cell office:value-type="float" office:value="738101" calcext:value-type="float">
            <text:p>738101</text:p>
          </table:table-cell>
          <table:table-cell office:value-type="float" office:value="720699" calcext:value-type="float">
            <text:p>720699</text:p>
          </table:table-cell>
          <table:table-cell office:value-type="float" office:value="711790" calcext:value-type="float">
            <text:p>711790</text:p>
          </table:table-cell>
          <table:table-cell office:value-type="float" office:value="758318" calcext:value-type="float">
            <text:p>758318</text:p>
          </table:table-cell>
          <table:table-cell office:value-type="float" office:value="1153537" calcext:value-type="float">
            <text:p>1153537</text:p>
          </table:table-cell>
          <table:table-cell office:value-type="float" office:value="1803719" calcext:value-type="float">
            <text:p>1803719</text:p>
          </table:table-cell>
          <table:table-cell office:value-type="float" office:value="1618855" calcext:value-type="float">
            <text:p>1618855</text:p>
          </table:table-cell>
          <table:table-cell office:value-type="float" office:value="1587733" calcext:value-type="float">
            <text:p>1587733</text:p>
          </table:table-cell>
          <table:table-cell table:number-columns-repeated="1003"/>
        </table:table-row>
        <table:table-row table:style-name="ro1">
          <table:table-cell office:value-type="float" office:value="3825405" calcext:value-type="float">
            <text:p>3825405</text:p>
          </table:table-cell>
          <table:table-cell office:value-type="float" office:value="3733730" calcext:value-type="float">
            <text:p>3733730</text:p>
          </table:table-cell>
          <table:table-cell office:value-type="float" office:value="5395840" calcext:value-type="float">
            <text:p>5395840</text:p>
          </table:table-cell>
          <table:table-cell office:value-type="float" office:value="3326072" calcext:value-type="float">
            <text:p>3326072</text:p>
          </table:table-cell>
          <table:table-cell office:value-type="float" office:value="5243639" calcext:value-type="float">
            <text:p>5243639</text:p>
          </table:table-cell>
          <table:table-cell office:value-type="float" office:value="2181317" calcext:value-type="float">
            <text:p>2181317</text:p>
          </table:table-cell>
          <table:table-cell office:value-type="float" office:value="2111507" calcext:value-type="float">
            <text:p>2111507</text:p>
          </table:table-cell>
          <table:table-cell office:value-type="float" office:value="1867036" calcext:value-type="float">
            <text:p>1867036</text:p>
          </table:table-cell>
          <table:table-cell office:value-type="float" office:value="1861791" calcext:value-type="float">
            <text:p>1861791</text:p>
          </table:table-cell>
          <table:table-cell office:value-type="float" office:value="1025634" calcext:value-type="float">
            <text:p>1025634</text:p>
          </table:table-cell>
          <table:table-cell office:value-type="float" office:value="991833" calcext:value-type="float">
            <text:p>991833</text:p>
          </table:table-cell>
          <table:table-cell office:value-type="float" office:value="861052" calcext:value-type="float">
            <text:p>861052</text:p>
          </table:table-cell>
          <table:table-cell office:value-type="float" office:value="847020" calcext:value-type="float">
            <text:p>847020</text:p>
          </table:table-cell>
          <table:table-cell office:value-type="float" office:value="667149" calcext:value-type="float">
            <text:p>667149</text:p>
          </table:table-cell>
          <table:table-cell office:value-type="float" office:value="733826" calcext:value-type="float">
            <text:p>733826</text:p>
          </table:table-cell>
          <table:table-cell office:value-type="float" office:value="756845" calcext:value-type="float">
            <text:p>756845</text:p>
          </table:table-cell>
          <table:table-cell office:value-type="float" office:value="782260" calcext:value-type="float">
            <text:p>782260</text:p>
          </table:table-cell>
          <table:table-cell office:value-type="float" office:value="1035378" calcext:value-type="float">
            <text:p>1035378</text:p>
          </table:table-cell>
          <table:table-cell office:value-type="float" office:value="2139571" calcext:value-type="float">
            <text:p>2139571</text:p>
          </table:table-cell>
          <table:table-cell office:value-type="float" office:value="1660328" calcext:value-type="float">
            <text:p>1660328</text:p>
          </table:table-cell>
          <table:table-cell office:value-type="float" office:value="1690028" calcext:value-type="float">
            <text:p>1690028</text:p>
          </table:table-cell>
          <table:table-cell table:number-columns-repeated="1003"/>
        </table:table-row>
        <table:table-row table:style-name="ro1">
          <table:table-cell office:value-type="float" office:value="3899463" calcext:value-type="float">
            <text:p>3899463</text:p>
          </table:table-cell>
          <table:table-cell office:value-type="float" office:value="3736467" calcext:value-type="float">
            <text:p>3736467</text:p>
          </table:table-cell>
          <table:table-cell office:value-type="float" office:value="5452898" calcext:value-type="float">
            <text:p>5452898</text:p>
          </table:table-cell>
          <table:table-cell office:value-type="float" office:value="3337828" calcext:value-type="float">
            <text:p>3337828</text:p>
          </table:table-cell>
          <table:table-cell office:value-type="float" office:value="5318758" calcext:value-type="float">
            <text:p>5318758</text:p>
          </table:table-cell>
          <table:table-cell office:value-type="float" office:value="2158319" calcext:value-type="float">
            <text:p>2158319</text:p>
          </table:table-cell>
          <table:table-cell office:value-type="float" office:value="2096251" calcext:value-type="float">
            <text:p>2096251</text:p>
          </table:table-cell>
          <table:table-cell office:value-type="float" office:value="1894601" calcext:value-type="float">
            <text:p>1894601</text:p>
          </table:table-cell>
          <table:table-cell office:value-type="float" office:value="1842123" calcext:value-type="float">
            <text:p>1842123</text:p>
          </table:table-cell>
          <table:table-cell office:value-type="float" office:value="1002000" calcext:value-type="float">
            <text:p>1002000</text:p>
          </table:table-cell>
          <table:table-cell office:value-type="float" office:value="1005611" calcext:value-type="float">
            <text:p>1005611</text:p>
          </table:table-cell>
          <table:table-cell office:value-type="float" office:value="866308" calcext:value-type="float">
            <text:p>866308</text:p>
          </table:table-cell>
          <table:table-cell office:value-type="float" office:value="873335" calcext:value-type="float">
            <text:p>873335</text:p>
          </table:table-cell>
          <table:table-cell office:value-type="float" office:value="728070" calcext:value-type="float">
            <text:p>728070</text:p>
          </table:table-cell>
          <table:table-cell office:value-type="float" office:value="753652" calcext:value-type="float">
            <text:p>753652</text:p>
          </table:table-cell>
          <table:table-cell office:value-type="float" office:value="749140" calcext:value-type="float">
            <text:p>749140</text:p>
          </table:table-cell>
          <table:table-cell office:value-type="float" office:value="780668" calcext:value-type="float">
            <text:p>780668</text:p>
          </table:table-cell>
          <table:table-cell office:value-type="float" office:value="989092" calcext:value-type="float">
            <text:p>989092</text:p>
          </table:table-cell>
          <table:table-cell office:value-type="float" office:value="1037653" calcext:value-type="float">
            <text:p>1037653</text:p>
          </table:table-cell>
          <table:table-cell office:value-type="float" office:value="1620367" calcext:value-type="float">
            <text:p>1620367</text:p>
          </table:table-cell>
          <table:table-cell office:value-type="float" office:value="1516980" calcext:value-type="float">
            <text:p>1516980</text:p>
          </table:table-cell>
          <table:table-cell table:number-columns-repeated="1003"/>
        </table:table-row>
        <table:table-row table:style-name="ro1">
          <table:table-cell table:style-name="ce1" table:formula="of:=AVERAGE([.A4:.A13])" office:value-type="float" office:value="3835074.4" calcext:value-type="float">
            <text:p>3835074.4</text:p>
          </table:table-cell>
          <table:table-cell table:style-name="ce3" table:formula="of:=AVERAGE([.B4:.B13])" office:value-type="float" office:value="3724202.9" calcext:value-type="float">
            <text:p>3724202.9</text:p>
          </table:table-cell>
          <table:table-cell table:style-name="ce5" office:value-type="float" office:value="5397532" calcext:value-type="float">
            <text:p>5397532</text:p>
          </table:table-cell>
          <table:table-cell table:style-name="ce7" table:formula="of:=AVERAGE([.D4:.D13])" office:value-type="float" office:value="3357343.6" calcext:value-type="float">
            <text:p>3357343.6</text:p>
          </table:table-cell>
          <table:table-cell table:style-name="ce1" table:formula="of:=AVERAGE([.E4:.E13])" office:value-type="float" office:value="5343005.4" calcext:value-type="float">
            <text:p>5343005.4</text:p>
          </table:table-cell>
          <table:table-cell table:style-name="ce3" table:formula="of:=AVERAGE([.F4:.F13])" office:value-type="float" office:value="2185182.9" calcext:value-type="float">
            <text:p>2185182.9</text:p>
          </table:table-cell>
          <table:table-cell table:style-name="ce5" table:formula="of:=AVERAGE([.G4:.G13])" office:value-type="float" office:value="2105883.3" calcext:value-type="float">
            <text:p>2105883.3</text:p>
          </table:table-cell>
          <table:table-cell table:style-name="ce7" table:formula="of:=AVERAGE([.H4:.H13])" office:value-type="float" office:value="1889016.2" calcext:value-type="float">
            <text:p>1889016.2</text:p>
          </table:table-cell>
          <table:table-cell table:style-name="ce1" table:formula="of:=AVERAGE([.I4:.I13])" office:value-type="float" office:value="1857266.5" calcext:value-type="float">
            <text:p>1857266.5</text:p>
          </table:table-cell>
          <table:table-cell table:style-name="ce3" table:formula="of:=AVERAGE([.J4:.J13])" office:value-type="float" office:value="1003671.3" calcext:value-type="float">
            <text:p>1003671.3</text:p>
          </table:table-cell>
          <table:table-cell table:style-name="ce5" table:formula="of:=AVERAGE([.K4:.K13])" office:value-type="float" office:value="998837.5" calcext:value-type="float">
            <text:p>998837.5</text:p>
          </table:table-cell>
          <table:table-cell table:style-name="ce7" table:formula="of:=AVERAGE([.L4:.L13])" office:value-type="float" office:value="862800.4" calcext:value-type="float">
            <text:p>862800.4</text:p>
          </table:table-cell>
          <table:table-cell table:style-name="ce8" table:formula="of:=AVERAGE([.M4:.M13])" office:value-type="float" office:value="866042.3" calcext:value-type="float">
            <text:p>866042.3</text:p>
          </table:table-cell>
          <table:table-cell table:style-name="ce3" table:formula="of:=AVERAGE([.N4:.N13])" office:value-type="float" office:value="732316" calcext:value-type="float">
            <text:p>732316</text:p>
          </table:table-cell>
          <table:table-cell table:style-name="ce5" table:formula="of:=AVERAGE([.O4:.O13])" office:value-type="float" office:value="766894.5" calcext:value-type="float">
            <text:p>766894.5</text:p>
          </table:table-cell>
          <table:table-cell table:style-name="ce7" table:formula="of:=AVERAGE([.P4:.P13])" office:value-type="float" office:value="765549.4" calcext:value-type="float">
            <text:p>765549.4</text:p>
          </table:table-cell>
          <table:table-cell table:style-name="ce8" table:formula="of:=AVERAGE([.Q4:.Q13])" office:value-type="float" office:value="767697.8" calcext:value-type="float">
            <text:p>767697.8</text:p>
          </table:table-cell>
          <table:table-cell table:style-name="ce3" table:formula="of:=AVERAGE([.R4:.R13])" office:value-type="float" office:value="1216935.1" calcext:value-type="float">
            <text:p>1216935.1</text:p>
          </table:table-cell>
          <table:table-cell table:style-name="ce5" table:formula="of:=AVERAGE([.S4:.S13])" office:value-type="float" office:value="1442144.7" calcext:value-type="float">
            <text:p>1442144.7</text:p>
          </table:table-cell>
          <table:table-cell table:style-name="ce7" table:formula="of:=AVERAGE([.T4:.T13])" office:value-type="float" office:value="1602371.5" calcext:value-type="float">
            <text:p>1602371.5</text:p>
          </table:table-cell>
          <table:table-cell table:style-name="ce8" table:formula="of:=AVERAGE([.U4:.U13])" office:value-type="float" office:value="1585636.9" calcext:value-type="float">
            <text:p>1585636.9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" table:formula="of:=[.$A14]/[.B14]" office:value-type="float" office:value="1.02977053156798" calcext:value-type="float">
            <text:p>1.02977053156798</text:p>
          </table:table-cell>
          <table:table-cell table:style-name="ce5" table:formula="of:=[.$A14]/[.C14]" office:value-type="float" office:value="0.71052369860892" calcext:value-type="float">
            <text:p>0.71052369860892</text:p>
          </table:table-cell>
          <table:table-cell table:style-name="ce7" table:formula="of:=[.$A14]/[.D14]" office:value-type="float" office:value="1.14229428289675" calcext:value-type="float">
            <text:p>1.14229428289675</text:p>
          </table:table-cell>
          <table:table-cell table:style-name="ce1" table:formula="of:=[.$A14]/[.E14]" office:value-type="float" office:value="0.71777475650689" calcext:value-type="float">
            <text:p>0.71777475650689</text:p>
          </table:table-cell>
          <table:table-cell table:style-name="ce3" table:formula="of:=[.$A14]/[.F14]" office:value-type="float" office:value="1.75503588280871" calcext:value-type="float">
            <text:p>1.75503588280871</text:p>
          </table:table-cell>
          <table:table-cell table:style-name="ce5" table:formula="of:=[.$A14]/[.G14]" office:value-type="float" office:value="1.82112389608674" calcext:value-type="float">
            <text:p>1.82112389608674</text:p>
          </table:table-cell>
          <table:table-cell table:style-name="ce7" table:formula="of:=[.$A14]/[.H14]" office:value-type="float" office:value="2.03019667062675" calcext:value-type="float">
            <text:p>2.03019667062675</text:p>
          </table:table-cell>
          <table:table-cell table:style-name="ce1" table:formula="of:=[.$A14]/[.I14]" office:value-type="float" office:value="2.06490258667779" calcext:value-type="float">
            <text:p>2.06490258667779</text:p>
          </table:table-cell>
          <table:table-cell table:style-name="ce3" table:formula="of:=[.$A14]/[.J14]" office:value-type="float" office:value="3.82104619311123" calcext:value-type="float">
            <text:p>3.82104619311123</text:p>
          </table:table-cell>
          <table:table-cell table:style-name="ce5" table:formula="of:=[.$A14]/[.K14]" office:value-type="float" office:value="3.83953786276546" calcext:value-type="float">
            <text:p>3.83953786276546</text:p>
          </table:table-cell>
          <table:table-cell table:style-name="ce7" table:formula="of:=[.$A14]/[.L14]" office:value-type="float" office:value="4.44491495367874" calcext:value-type="float">
            <text:p>4.44491495367874</text:p>
          </table:table-cell>
          <table:table-cell table:style-name="ce8" table:formula="of:=[.$A14]/[.M14]" office:value-type="float" office:value="4.42827607843173" calcext:value-type="float">
            <text:p>4.42827607843173</text:p>
          </table:table-cell>
          <table:table-cell table:style-name="ce3" table:formula="of:=[.$A14]/[.N14]" office:value-type="float" office:value="5.23691193419234" calcext:value-type="float">
            <text:p>5.23691193419234</text:p>
          </table:table-cell>
          <table:table-cell table:style-name="ce5" table:formula="of:=[.$A14]/[.O14]" office:value-type="float" office:value="5.00078485371847" calcext:value-type="float">
            <text:p>5.00078485371847</text:p>
          </table:table-cell>
          <table:table-cell table:style-name="ce7" table:formula="of:=[.$A14]/[.P14]" office:value-type="float" office:value="5.00957142674268" calcext:value-type="float">
            <text:p>5.00957142674268</text:p>
          </table:table-cell>
          <table:table-cell table:style-name="ce8" table:formula="of:=[.$A14]/[.Q14]" office:value-type="float" office:value="4.99555215606975" calcext:value-type="float">
            <text:p>4.99555215606975</text:p>
          </table:table-cell>
          <table:table-cell table:style-name="ce3" table:formula="of:=[.$A14]/[.R14]" office:value-type="float" office:value="3.15142064683647" calcext:value-type="float">
            <text:p>3.15142064683647</text:p>
          </table:table-cell>
          <table:table-cell table:style-name="ce5" table:formula="of:=[.$A14]/[.S14]" office:value-type="float" office:value="2.6592854378621" calcext:value-type="float">
            <text:p>2.6592854378621</text:p>
          </table:table-cell>
          <table:table-cell table:style-name="ce7" table:formula="of:=[.$A14]/[.T14]" office:value-type="float" office:value="2.39337407086933" calcext:value-type="float">
            <text:p>2.39337407086933</text:p>
          </table:table-cell>
          <table:table-cell table:style-name="ce8" table:formula="of:=[.$A14]/[.U14]" office:value-type="float" office:value="2.41863342105623" calcext:value-type="float">
            <text:p>2.41863342105623</text:p>
          </table:table-cell>
          <table:table-cell table:style-name="ce1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table:number-columns-repeated="1003"/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office:value-type="float" office:value="6848150" calcext:value-type="float">
            <text:p>6848150</text:p>
          </table:table-cell>
          <table:table-cell office:value-type="float" office:value="6556959" calcext:value-type="float">
            <text:p>6556959</text:p>
          </table:table-cell>
          <table:table-cell office:value-type="float" office:value="9605341" calcext:value-type="float">
            <text:p>9605341</text:p>
          </table:table-cell>
          <table:table-cell office:value-type="float" office:value="5851408" calcext:value-type="float">
            <text:p>5851408</text:p>
          </table:table-cell>
          <table:table-cell office:value-type="float" office:value="9435647" calcext:value-type="float">
            <text:p>9435647</text:p>
          </table:table-cell>
          <table:table-cell office:value-type="float" office:value="3883902" calcext:value-type="float">
            <text:p>3883902</text:p>
          </table:table-cell>
          <table:table-cell office:value-type="float" office:value="3756706" calcext:value-type="float">
            <text:p>3756706</text:p>
          </table:table-cell>
          <table:table-cell office:value-type="float" office:value="3291425" calcext:value-type="float">
            <text:p>3291425</text:p>
          </table:table-cell>
          <table:table-cell office:value-type="float" office:value="3245039" calcext:value-type="float">
            <text:p>3245039</text:p>
          </table:table-cell>
          <table:table-cell office:value-type="float" office:value="1758596" calcext:value-type="float">
            <text:p>1758596</text:p>
          </table:table-cell>
          <table:table-cell office:value-type="float" office:value="1729420" calcext:value-type="float">
            <text:p>1729420</text:p>
          </table:table-cell>
          <table:table-cell office:value-type="float" office:value="1476772" calcext:value-type="float">
            <text:p>1476772</text:p>
          </table:table-cell>
          <table:table-cell office:value-type="float" office:value="1471635" calcext:value-type="float">
            <text:p>1471635</text:p>
          </table:table-cell>
          <table:table-cell office:value-type="float" office:value="1197966" calcext:value-type="float">
            <text:p>1197966</text:p>
          </table:table-cell>
          <table:table-cell office:value-type="float" office:value="1254612" calcext:value-type="float">
            <text:p>1254612</text:p>
          </table:table-cell>
          <table:table-cell office:value-type="float" office:value="1279957" calcext:value-type="float">
            <text:p>1279957</text:p>
          </table:table-cell>
          <table:table-cell office:value-type="float" office:value="1372261" calcext:value-type="float">
            <text:p>1372261</text:p>
          </table:table-cell>
          <table:table-cell office:value-type="float" office:value="1713782" calcext:value-type="float">
            <text:p>1713782</text:p>
          </table:table-cell>
          <table:table-cell office:value-type="float" office:value="1578558" calcext:value-type="float">
            <text:p>1578558</text:p>
          </table:table-cell>
          <table:table-cell office:value-type="float" office:value="2604425" calcext:value-type="float">
            <text:p>2604425</text:p>
          </table:table-cell>
          <table:table-cell office:value-type="float" office:value="2615334" calcext:value-type="float">
            <text:p>2615334</text:p>
          </table:table-cell>
          <table:table-cell table:number-columns-repeated="1003"/>
        </table:table-row>
        <table:table-row table:style-name="ro1">
          <table:table-cell office:value-type="float" office:value="6818821" calcext:value-type="float">
            <text:p>6818821</text:p>
          </table:table-cell>
          <table:table-cell office:value-type="float" office:value="6441810" calcext:value-type="float">
            <text:p>6441810</text:p>
          </table:table-cell>
          <table:table-cell office:value-type="float" office:value="9785839" calcext:value-type="float">
            <text:p>9785839</text:p>
          </table:table-cell>
          <table:table-cell office:value-type="float" office:value="5874577" calcext:value-type="float">
            <text:p>5874577</text:p>
          </table:table-cell>
          <table:table-cell office:value-type="float" office:value="9461158" calcext:value-type="float">
            <text:p>9461158</text:p>
          </table:table-cell>
          <table:table-cell office:value-type="float" office:value="3835143" calcext:value-type="float">
            <text:p>3835143</text:p>
          </table:table-cell>
          <table:table-cell office:value-type="float" office:value="3791139" calcext:value-type="float">
            <text:p>3791139</text:p>
          </table:table-cell>
          <table:table-cell office:value-type="float" office:value="3320299" calcext:value-type="float">
            <text:p>3320299</text:p>
          </table:table-cell>
          <table:table-cell office:value-type="float" office:value="3243814" calcext:value-type="float">
            <text:p>3243814</text:p>
          </table:table-cell>
          <table:table-cell office:value-type="float" office:value="1721658" calcext:value-type="float">
            <text:p>1721658</text:p>
          </table:table-cell>
          <table:table-cell office:value-type="float" office:value="1749638" calcext:value-type="float">
            <text:p>1749638</text:p>
          </table:table-cell>
          <table:table-cell office:value-type="float" office:value="1481207" calcext:value-type="float">
            <text:p>1481207</text:p>
          </table:table-cell>
          <table:table-cell office:value-type="float" office:value="1475083" calcext:value-type="float">
            <text:p>1475083</text:p>
          </table:table-cell>
          <table:table-cell office:value-type="float" office:value="1220206" calcext:value-type="float">
            <text:p>1220206</text:p>
          </table:table-cell>
          <table:table-cell office:value-type="float" office:value="1309748" calcext:value-type="float">
            <text:p>1309748</text:p>
          </table:table-cell>
          <table:table-cell office:value-type="float" office:value="1264424" calcext:value-type="float">
            <text:p>1264424</text:p>
          </table:table-cell>
          <table:table-cell office:value-type="float" office:value="1261891" calcext:value-type="float">
            <text:p>1261891</text:p>
          </table:table-cell>
          <table:table-cell office:value-type="float" office:value="2453343" calcext:value-type="float">
            <text:p>2453343</text:p>
          </table:table-cell>
          <table:table-cell office:value-type="float" office:value="1670719" calcext:value-type="float">
            <text:p>1670719</text:p>
          </table:table-cell>
          <table:table-cell office:value-type="float" office:value="2643015" calcext:value-type="float">
            <text:p>2643015</text:p>
          </table:table-cell>
          <table:table-cell office:value-type="float" office:value="2816809" calcext:value-type="float">
            <text:p>2816809</text:p>
          </table:table-cell>
          <table:table-cell table:number-columns-repeated="1003"/>
        </table:table-row>
        <table:table-row table:style-name="ro1">
          <table:table-cell office:value-type="float" office:value="6651936" calcext:value-type="float">
            <text:p>6651936</text:p>
          </table:table-cell>
          <table:table-cell office:value-type="float" office:value="6525394" calcext:value-type="float">
            <text:p>6525394</text:p>
          </table:table-cell>
          <table:table-cell office:value-type="float" office:value="9704790" calcext:value-type="float">
            <text:p>9704790</text:p>
          </table:table-cell>
          <table:table-cell office:value-type="float" office:value="5877099" calcext:value-type="float">
            <text:p>5877099</text:p>
          </table:table-cell>
          <table:table-cell office:value-type="float" office:value="9505547" calcext:value-type="float">
            <text:p>9505547</text:p>
          </table:table-cell>
          <table:table-cell office:value-type="float" office:value="3840013" calcext:value-type="float">
            <text:p>3840013</text:p>
          </table:table-cell>
          <table:table-cell office:value-type="float" office:value="3769341" calcext:value-type="float">
            <text:p>3769341</text:p>
          </table:table-cell>
          <table:table-cell office:value-type="float" office:value="3303425" calcext:value-type="float">
            <text:p>3303425</text:p>
          </table:table-cell>
          <table:table-cell office:value-type="float" office:value="3238372" calcext:value-type="float">
            <text:p>3238372</text:p>
          </table:table-cell>
          <table:table-cell office:value-type="float" office:value="1732343" calcext:value-type="float">
            <text:p>1732343</text:p>
          </table:table-cell>
          <table:table-cell office:value-type="float" office:value="1728132" calcext:value-type="float">
            <text:p>1728132</text:p>
          </table:table-cell>
          <table:table-cell office:value-type="float" office:value="1509619" calcext:value-type="float">
            <text:p>1509619</text:p>
          </table:table-cell>
          <table:table-cell office:value-type="float" office:value="1479317" calcext:value-type="float">
            <text:p>1479317</text:p>
          </table:table-cell>
          <table:table-cell office:value-type="float" office:value="1235538" calcext:value-type="float">
            <text:p>1235538</text:p>
          </table:table-cell>
          <table:table-cell office:value-type="float" office:value="1249285" calcext:value-type="float">
            <text:p>1249285</text:p>
          </table:table-cell>
          <table:table-cell office:value-type="float" office:value="1290756" calcext:value-type="float">
            <text:p>1290756</text:p>
          </table:table-cell>
          <table:table-cell office:value-type="float" office:value="1329426" calcext:value-type="float">
            <text:p>1329426</text:p>
          </table:table-cell>
          <table:table-cell office:value-type="float" office:value="2386236" calcext:value-type="float">
            <text:p>2386236</text:p>
          </table:table-cell>
          <table:table-cell office:value-type="float" office:value="1687943" calcext:value-type="float">
            <text:p>1687943</text:p>
          </table:table-cell>
          <table:table-cell office:value-type="float" office:value="2474199" calcext:value-type="float">
            <text:p>2474199</text:p>
          </table:table-cell>
          <table:table-cell office:value-type="float" office:value="2644858" calcext:value-type="float">
            <text:p>2644858</text:p>
          </table:table-cell>
          <table:table-cell table:number-columns-repeated="1003"/>
        </table:table-row>
        <table:table-row table:style-name="ro1">
          <table:table-cell office:value-type="float" office:value="6762645" calcext:value-type="float">
            <text:p>6762645</text:p>
          </table:table-cell>
          <table:table-cell office:value-type="float" office:value="6517441" calcext:value-type="float">
            <text:p>6517441</text:p>
          </table:table-cell>
          <table:table-cell office:value-type="float" office:value="9547081" calcext:value-type="float">
            <text:p>9547081</text:p>
          </table:table-cell>
          <table:table-cell office:value-type="float" office:value="5939851" calcext:value-type="float">
            <text:p>5939851</text:p>
          </table:table-cell>
          <table:table-cell office:value-type="float" office:value="9400153" calcext:value-type="float">
            <text:p>9400153</text:p>
          </table:table-cell>
          <table:table-cell office:value-type="float" office:value="3822760" calcext:value-type="float">
            <text:p>3822760</text:p>
          </table:table-cell>
          <table:table-cell office:value-type="float" office:value="3733939" calcext:value-type="float">
            <text:p>3733939</text:p>
          </table:table-cell>
          <table:table-cell office:value-type="float" office:value="3309588" calcext:value-type="float">
            <text:p>3309588</text:p>
          </table:table-cell>
          <table:table-cell office:value-type="float" office:value="3269151" calcext:value-type="float">
            <text:p>3269151</text:p>
          </table:table-cell>
          <table:table-cell office:value-type="float" office:value="1721801" calcext:value-type="float">
            <text:p>1721801</text:p>
          </table:table-cell>
          <table:table-cell office:value-type="float" office:value="1752830" calcext:value-type="float">
            <text:p>1752830</text:p>
          </table:table-cell>
          <table:table-cell office:value-type="float" office:value="1487566" calcext:value-type="float">
            <text:p>1487566</text:p>
          </table:table-cell>
          <table:table-cell office:value-type="float" office:value="1470922" calcext:value-type="float">
            <text:p>1470922</text:p>
          </table:table-cell>
          <table:table-cell office:value-type="float" office:value="1184083" calcext:value-type="float">
            <text:p>1184083</text:p>
          </table:table-cell>
          <table:table-cell office:value-type="float" office:value="1165317" calcext:value-type="float">
            <text:p>1165317</text:p>
          </table:table-cell>
          <table:table-cell office:value-type="float" office:value="1223783" calcext:value-type="float">
            <text:p>1223783</text:p>
          </table:table-cell>
          <table:table-cell office:value-type="float" office:value="1321175" calcext:value-type="float">
            <text:p>1321175</text:p>
          </table:table-cell>
          <table:table-cell office:value-type="float" office:value="1689786" calcext:value-type="float">
            <text:p>1689786</text:p>
          </table:table-cell>
          <table:table-cell office:value-type="float" office:value="1743702" calcext:value-type="float">
            <text:p>1743702</text:p>
          </table:table-cell>
          <table:table-cell office:value-type="float" office:value="2831720" calcext:value-type="float">
            <text:p>2831720</text:p>
          </table:table-cell>
          <table:table-cell office:value-type="float" office:value="2666437" calcext:value-type="float">
            <text:p>2666437</text:p>
          </table:table-cell>
          <table:table-cell table:number-columns-repeated="1003"/>
        </table:table-row>
        <table:table-row table:style-name="ro1">
          <table:table-cell office:value-type="float" office:value="6873618" calcext:value-type="float">
            <text:p>6873618</text:p>
          </table:table-cell>
          <table:table-cell office:value-type="float" office:value="6504999" calcext:value-type="float">
            <text:p>6504999</text:p>
          </table:table-cell>
          <table:table-cell office:value-type="float" office:value="9692804" calcext:value-type="float">
            <text:p>9692804</text:p>
          </table:table-cell>
          <table:table-cell office:value-type="float" office:value="5907193" calcext:value-type="float">
            <text:p>5907193</text:p>
          </table:table-cell>
          <table:table-cell office:value-type="float" office:value="9413304" calcext:value-type="float">
            <text:p>9413304</text:p>
          </table:table-cell>
          <table:table-cell office:value-type="float" office:value="3837311" calcext:value-type="float">
            <text:p>3837311</text:p>
          </table:table-cell>
          <table:table-cell office:value-type="float" office:value="3723875" calcext:value-type="float">
            <text:p>3723875</text:p>
          </table:table-cell>
          <table:table-cell office:value-type="float" office:value="3309923" calcext:value-type="float">
            <text:p>3309923</text:p>
          </table:table-cell>
          <table:table-cell office:value-type="float" office:value="3268474" calcext:value-type="float">
            <text:p>3268474</text:p>
          </table:table-cell>
          <table:table-cell office:value-type="float" office:value="1729751" calcext:value-type="float">
            <text:p>1729751</text:p>
          </table:table-cell>
          <table:table-cell office:value-type="float" office:value="1729070" calcext:value-type="float">
            <text:p>1729070</text:p>
          </table:table-cell>
          <table:table-cell office:value-type="float" office:value="1553310" calcext:value-type="float">
            <text:p>1553310</text:p>
          </table:table-cell>
          <table:table-cell office:value-type="float" office:value="1474923" calcext:value-type="float">
            <text:p>1474923</text:p>
          </table:table-cell>
          <table:table-cell office:value-type="float" office:value="1210432" calcext:value-type="float">
            <text:p>1210432</text:p>
          </table:table-cell>
          <table:table-cell office:value-type="float" office:value="1242138" calcext:value-type="float">
            <text:p>1242138</text:p>
          </table:table-cell>
          <table:table-cell office:value-type="float" office:value="1262895" calcext:value-type="float">
            <text:p>1262895</text:p>
          </table:table-cell>
          <table:table-cell office:value-type="float" office:value="1298781" calcext:value-type="float">
            <text:p>1298781</text:p>
          </table:table-cell>
          <table:table-cell office:value-type="float" office:value="2872552" calcext:value-type="float">
            <text:p>2872552</text:p>
          </table:table-cell>
          <table:table-cell office:value-type="float" office:value="3165743" calcext:value-type="float">
            <text:p>3165743</text:p>
          </table:table-cell>
          <table:table-cell office:value-type="float" office:value="2578657" calcext:value-type="float">
            <text:p>2578657</text:p>
          </table:table-cell>
          <table:table-cell office:value-type="float" office:value="2714768" calcext:value-type="float">
            <text:p>2714768</text:p>
          </table:table-cell>
          <table:table-cell table:number-columns-repeated="1003"/>
        </table:table-row>
        <table:table-row table:style-name="ro1">
          <table:table-cell office:value-type="float" office:value="6707678" calcext:value-type="float">
            <text:p>6707678</text:p>
          </table:table-cell>
          <table:table-cell office:value-type="float" office:value="6431200" calcext:value-type="float">
            <text:p>6431200</text:p>
          </table:table-cell>
          <table:table-cell office:value-type="float" office:value="9656057" calcext:value-type="float">
            <text:p>9656057</text:p>
          </table:table-cell>
          <table:table-cell office:value-type="float" office:value="5906582" calcext:value-type="float">
            <text:p>5906582</text:p>
          </table:table-cell>
          <table:table-cell office:value-type="float" office:value="9495718" calcext:value-type="float">
            <text:p>9495718</text:p>
          </table:table-cell>
          <table:table-cell office:value-type="float" office:value="3796551" calcext:value-type="float">
            <text:p>3796551</text:p>
          </table:table-cell>
          <table:table-cell office:value-type="float" office:value="3750050" calcext:value-type="float">
            <text:p>3750050</text:p>
          </table:table-cell>
          <table:table-cell office:value-type="float" office:value="3309861" calcext:value-type="float">
            <text:p>3309861</text:p>
          </table:table-cell>
          <table:table-cell office:value-type="float" office:value="3282508" calcext:value-type="float">
            <text:p>3282508</text:p>
          </table:table-cell>
          <table:table-cell office:value-type="float" office:value="1726856" calcext:value-type="float">
            <text:p>1726856</text:p>
          </table:table-cell>
          <table:table-cell office:value-type="float" office:value="1747319" calcext:value-type="float">
            <text:p>1747319</text:p>
          </table:table-cell>
          <table:table-cell office:value-type="float" office:value="1504041" calcext:value-type="float">
            <text:p>1504041</text:p>
          </table:table-cell>
          <table:table-cell office:value-type="float" office:value="1488687" calcext:value-type="float">
            <text:p>1488687</text:p>
          </table:table-cell>
          <table:table-cell office:value-type="float" office:value="1172332" calcext:value-type="float">
            <text:p>1172332</text:p>
          </table:table-cell>
          <table:table-cell office:value-type="float" office:value="1282322" calcext:value-type="float">
            <text:p>1282322</text:p>
          </table:table-cell>
          <table:table-cell office:value-type="float" office:value="1224384" calcext:value-type="float">
            <text:p>1224384</text:p>
          </table:table-cell>
          <table:table-cell office:value-type="float" office:value="1280013" calcext:value-type="float">
            <text:p>1280013</text:p>
          </table:table-cell>
          <table:table-cell office:value-type="float" office:value="1676528" calcext:value-type="float">
            <text:p>1676528</text:p>
          </table:table-cell>
          <table:table-cell office:value-type="float" office:value="1595290" calcext:value-type="float">
            <text:p>1595290</text:p>
          </table:table-cell>
          <table:table-cell office:value-type="float" office:value="2690644" calcext:value-type="float">
            <text:p>2690644</text:p>
          </table:table-cell>
          <table:table-cell office:value-type="float" office:value="2771014" calcext:value-type="float">
            <text:p>2771014</text:p>
          </table:table-cell>
          <table:table-cell table:number-columns-repeated="1003"/>
        </table:table-row>
        <table:table-row table:style-name="ro1">
          <table:table-cell office:value-type="float" office:value="6732537" calcext:value-type="float">
            <text:p>6732537</text:p>
          </table:table-cell>
          <table:table-cell office:value-type="float" office:value="6503916" calcext:value-type="float">
            <text:p>6503916</text:p>
          </table:table-cell>
          <table:table-cell office:value-type="float" office:value="9471590" calcext:value-type="float">
            <text:p>9471590</text:p>
          </table:table-cell>
          <table:table-cell office:value-type="float" office:value="5839780" calcext:value-type="float">
            <text:p>5839780</text:p>
          </table:table-cell>
          <table:table-cell office:value-type="float" office:value="9349533" calcext:value-type="float">
            <text:p>9349533</text:p>
          </table:table-cell>
          <table:table-cell office:value-type="float" office:value="3784730" calcext:value-type="float">
            <text:p>3784730</text:p>
          </table:table-cell>
          <table:table-cell office:value-type="float" office:value="3759517" calcext:value-type="float">
            <text:p>3759517</text:p>
          </table:table-cell>
          <table:table-cell office:value-type="float" office:value="3311188" calcext:value-type="float">
            <text:p>3311188</text:p>
          </table:table-cell>
          <table:table-cell office:value-type="float" office:value="3253528" calcext:value-type="float">
            <text:p>3253528</text:p>
          </table:table-cell>
          <table:table-cell office:value-type="float" office:value="1708479" calcext:value-type="float">
            <text:p>1708479</text:p>
          </table:table-cell>
          <table:table-cell office:value-type="float" office:value="1786480" calcext:value-type="float">
            <text:p>1786480</text:p>
          </table:table-cell>
          <table:table-cell office:value-type="float" office:value="1501178" calcext:value-type="float">
            <text:p>1501178</text:p>
          </table:table-cell>
          <table:table-cell office:value-type="float" office:value="1474658" calcext:value-type="float">
            <text:p>1474658</text:p>
          </table:table-cell>
          <table:table-cell office:value-type="float" office:value="1241863" calcext:value-type="float">
            <text:p>1241863</text:p>
          </table:table-cell>
          <table:table-cell office:value-type="float" office:value="1374763" calcext:value-type="float">
            <text:p>1374763</text:p>
          </table:table-cell>
          <table:table-cell office:value-type="float" office:value="1283560" calcext:value-type="float">
            <text:p>1283560</text:p>
          </table:table-cell>
          <table:table-cell office:value-type="float" office:value="1299618" calcext:value-type="float">
            <text:p>1299618</text:p>
          </table:table-cell>
          <table:table-cell office:value-type="float" office:value="2460964" calcext:value-type="float">
            <text:p>2460964</text:p>
          </table:table-cell>
          <table:table-cell office:value-type="float" office:value="1661631" calcext:value-type="float">
            <text:p>1661631</text:p>
          </table:table-cell>
          <table:table-cell office:value-type="float" office:value="2849922" calcext:value-type="float">
            <text:p>2849922</text:p>
          </table:table-cell>
          <table:table-cell office:value-type="float" office:value="2879852" calcext:value-type="float">
            <text:p>2879852</text:p>
          </table:table-cell>
          <table:table-cell table:number-columns-repeated="1003"/>
        </table:table-row>
        <table:table-row table:style-name="ro1">
          <table:table-cell office:value-type="float" office:value="6757480" calcext:value-type="float">
            <text:p>6757480</text:p>
          </table:table-cell>
          <table:table-cell office:value-type="float" office:value="6551761" calcext:value-type="float">
            <text:p>6551761</text:p>
          </table:table-cell>
          <table:table-cell office:value-type="float" office:value="9687197" calcext:value-type="float">
            <text:p>9687197</text:p>
          </table:table-cell>
          <table:table-cell office:value-type="float" office:value="5881915" calcext:value-type="float">
            <text:p>5881915</text:p>
          </table:table-cell>
          <table:table-cell office:value-type="float" office:value="9393848" calcext:value-type="float">
            <text:p>9393848</text:p>
          </table:table-cell>
          <table:table-cell office:value-type="float" office:value="3823835" calcext:value-type="float">
            <text:p>3823835</text:p>
          </table:table-cell>
          <table:table-cell office:value-type="float" office:value="3678083" calcext:value-type="float">
            <text:p>3678083</text:p>
          </table:table-cell>
          <table:table-cell office:value-type="float" office:value="3318103" calcext:value-type="float">
            <text:p>3318103</text:p>
          </table:table-cell>
          <table:table-cell office:value-type="float" office:value="3241595" calcext:value-type="float">
            <text:p>3241595</text:p>
          </table:table-cell>
          <table:table-cell office:value-type="float" office:value="1762863" calcext:value-type="float">
            <text:p>1762863</text:p>
          </table:table-cell>
          <table:table-cell office:value-type="float" office:value="1735314" calcext:value-type="float">
            <text:p>1735314</text:p>
          </table:table-cell>
          <table:table-cell office:value-type="float" office:value="1496208" calcext:value-type="float">
            <text:p>1496208</text:p>
          </table:table-cell>
          <table:table-cell office:value-type="float" office:value="1476114" calcext:value-type="float">
            <text:p>1476114</text:p>
          </table:table-cell>
          <table:table-cell office:value-type="float" office:value="1211599" calcext:value-type="float">
            <text:p>1211599</text:p>
          </table:table-cell>
          <table:table-cell office:value-type="float" office:value="1341805" calcext:value-type="float">
            <text:p>1341805</text:p>
          </table:table-cell>
          <table:table-cell office:value-type="float" office:value="1233461" calcext:value-type="float">
            <text:p>1233461</text:p>
          </table:table-cell>
          <table:table-cell office:value-type="float" office:value="1262764" calcext:value-type="float">
            <text:p>1262764</text:p>
          </table:table-cell>
          <table:table-cell office:value-type="float" office:value="1685710" calcext:value-type="float">
            <text:p>1685710</text:p>
          </table:table-cell>
          <table:table-cell office:value-type="float" office:value="1926318" calcext:value-type="float">
            <text:p>1926318</text:p>
          </table:table-cell>
          <table:table-cell office:value-type="float" office:value="2752927" calcext:value-type="float">
            <text:p>2752927</text:p>
          </table:table-cell>
          <table:table-cell office:value-type="float" office:value="2811233" calcext:value-type="float">
            <text:p>2811233</text:p>
          </table:table-cell>
          <table:table-cell table:number-columns-repeated="1003"/>
        </table:table-row>
        <table:table-row table:style-name="ro1">
          <table:table-cell office:value-type="float" office:value="6709781" calcext:value-type="float">
            <text:p>6709781</text:p>
          </table:table-cell>
          <table:table-cell office:value-type="float" office:value="6525633" calcext:value-type="float">
            <text:p>6525633</text:p>
          </table:table-cell>
          <table:table-cell office:value-type="float" office:value="9503451" calcext:value-type="float">
            <text:p>9503451</text:p>
          </table:table-cell>
          <table:table-cell office:value-type="float" office:value="5900029" calcext:value-type="float">
            <text:p>5900029</text:p>
          </table:table-cell>
          <table:table-cell office:value-type="float" office:value="9482370" calcext:value-type="float">
            <text:p>9482370</text:p>
          </table:table-cell>
          <table:table-cell office:value-type="float" office:value="3835915" calcext:value-type="float">
            <text:p>3835915</text:p>
          </table:table-cell>
          <table:table-cell office:value-type="float" office:value="3707289" calcext:value-type="float">
            <text:p>3707289</text:p>
          </table:table-cell>
          <table:table-cell office:value-type="float" office:value="3298197" calcext:value-type="float">
            <text:p>3298197</text:p>
          </table:table-cell>
          <table:table-cell office:value-type="float" office:value="3276871" calcext:value-type="float">
            <text:p>3276871</text:p>
          </table:table-cell>
          <table:table-cell office:value-type="float" office:value="1715786" calcext:value-type="float">
            <text:p>1715786</text:p>
          </table:table-cell>
          <table:table-cell office:value-type="float" office:value="1731518" calcext:value-type="float">
            <text:p>1731518</text:p>
          </table:table-cell>
          <table:table-cell office:value-type="float" office:value="1514558" calcext:value-type="float">
            <text:p>1514558</text:p>
          </table:table-cell>
          <table:table-cell office:value-type="float" office:value="1487889" calcext:value-type="float">
            <text:p>1487889</text:p>
          </table:table-cell>
          <table:table-cell office:value-type="float" office:value="1185448" calcext:value-type="float">
            <text:p>1185448</text:p>
          </table:table-cell>
          <table:table-cell office:value-type="float" office:value="1334740" calcext:value-type="float">
            <text:p>1334740</text:p>
          </table:table-cell>
          <table:table-cell office:value-type="float" office:value="1219347" calcext:value-type="float">
            <text:p>1219347</text:p>
          </table:table-cell>
          <table:table-cell office:value-type="float" office:value="1331896" calcext:value-type="float">
            <text:p>1331896</text:p>
          </table:table-cell>
          <table:table-cell office:value-type="float" office:value="3095399" calcext:value-type="float">
            <text:p>3095399</text:p>
          </table:table-cell>
          <table:table-cell office:value-type="float" office:value="1676607" calcext:value-type="float">
            <text:p>1676607</text:p>
          </table:table-cell>
          <table:table-cell office:value-type="float" office:value="2732745" calcext:value-type="float">
            <text:p>2732745</text:p>
          </table:table-cell>
          <table:table-cell office:value-type="float" office:value="2728571" calcext:value-type="float">
            <text:p>2728571</text:p>
          </table:table-cell>
          <table:table-cell table:number-columns-repeated="1003"/>
        </table:table-row>
        <table:table-row table:style-name="ro1">
          <table:table-cell office:value-type="float" office:value="6713949" calcext:value-type="float">
            <text:p>6713949</text:p>
          </table:table-cell>
          <table:table-cell office:value-type="float" office:value="6440647" calcext:value-type="float">
            <text:p>6440647</text:p>
          </table:table-cell>
          <table:table-cell office:value-type="float" office:value="9416187" calcext:value-type="float">
            <text:p>9416187</text:p>
          </table:table-cell>
          <table:table-cell office:value-type="float" office:value="5853124" calcext:value-type="float">
            <text:p>5853124</text:p>
          </table:table-cell>
          <table:table-cell office:value-type="float" office:value="9542641" calcext:value-type="float">
            <text:p>9542641</text:p>
          </table:table-cell>
          <table:table-cell office:value-type="float" office:value="3820373" calcext:value-type="float">
            <text:p>3820373</text:p>
          </table:table-cell>
          <table:table-cell office:value-type="float" office:value="3615850" calcext:value-type="float">
            <text:p>3615850</text:p>
          </table:table-cell>
          <table:table-cell office:value-type="float" office:value="3320123" calcext:value-type="float">
            <text:p>3320123</text:p>
          </table:table-cell>
          <table:table-cell office:value-type="float" office:value="3313071" calcext:value-type="float">
            <text:p>3313071</text:p>
          </table:table-cell>
          <table:table-cell office:value-type="float" office:value="1705460" calcext:value-type="float">
            <text:p>1705460</text:p>
          </table:table-cell>
          <table:table-cell office:value-type="float" office:value="1726592" calcext:value-type="float">
            <text:p>1726592</text:p>
          </table:table-cell>
          <table:table-cell office:value-type="float" office:value="1518885" calcext:value-type="float">
            <text:p>1518885</text:p>
          </table:table-cell>
          <table:table-cell office:value-type="float" office:value="1491978" calcext:value-type="float">
            <text:p>1491978</text:p>
          </table:table-cell>
          <table:table-cell office:value-type="float" office:value="1246174" calcext:value-type="float">
            <text:p>1246174</text:p>
          </table:table-cell>
          <table:table-cell office:value-type="float" office:value="1218338" calcext:value-type="float">
            <text:p>1218338</text:p>
          </table:table-cell>
          <table:table-cell office:value-type="float" office:value="1226135" calcext:value-type="float">
            <text:p>1226135</text:p>
          </table:table-cell>
          <table:table-cell office:value-type="float" office:value="1285457" calcext:value-type="float">
            <text:p>1285457</text:p>
          </table:table-cell>
          <table:table-cell office:value-type="float" office:value="1610342" calcext:value-type="float">
            <text:p>1610342</text:p>
          </table:table-cell>
          <table:table-cell office:value-type="float" office:value="1424408" calcext:value-type="float">
            <text:p>1424408</text:p>
          </table:table-cell>
          <table:table-cell office:value-type="float" office:value="2739925" calcext:value-type="float">
            <text:p>2739925</text:p>
          </table:table-cell>
          <table:table-cell office:value-type="float" office:value="2859065" calcext:value-type="float">
            <text:p>2859065</text:p>
          </table:table-cell>
          <table:table-cell table:number-columns-repeated="1003"/>
        </table:table-row>
        <table:table-row table:style-name="ro1">
          <table:table-cell table:style-name="ce1" table:formula="of:=AVERAGE([.A20:.A29])" office:value-type="float" office:value="6757659.5" calcext:value-type="float">
            <text:p>6757659.5</text:p>
          </table:table-cell>
          <table:table-cell table:style-name="ce3" table:formula="of:=AVERAGE([.B20:.B29])" office:value-type="float" office:value="6499976" calcext:value-type="float">
            <text:p>6499976</text:p>
          </table:table-cell>
          <table:table-cell table:style-name="ce5" table:formula="of:=AVERAGE([.C20:.C29])" office:value-type="float" office:value="9607033.7" calcext:value-type="float">
            <text:p>9607033.7</text:p>
          </table:table-cell>
          <table:table-cell table:style-name="ce7" table:formula="of:=AVERAGE([.D20:.D29])" office:value-type="float" office:value="5883155.8" calcext:value-type="float">
            <text:p>5883155.8</text:p>
          </table:table-cell>
          <table:table-cell table:style-name="ce1" table:formula="of:=AVERAGE([.E20:.E29])" office:value-type="float" office:value="9447991.9" calcext:value-type="float">
            <text:p>9447991.9</text:p>
          </table:table-cell>
          <table:table-cell table:style-name="ce3" table:formula="of:=AVERAGE([.F20:.F29])" office:value-type="float" office:value="3828053.3" calcext:value-type="float">
            <text:p>3828053.3</text:p>
          </table:table-cell>
          <table:table-cell table:style-name="ce5" table:formula="of:=AVERAGE([.G20:.G29])" office:value-type="float" office:value="3728578.9" calcext:value-type="float">
            <text:p>3728578.9</text:p>
          </table:table-cell>
          <table:table-cell table:style-name="ce7" table:formula="of:=AVERAGE([.H20:.H29])" office:value-type="float" office:value="3309213.2" calcext:value-type="float">
            <text:p>3309213.2</text:p>
          </table:table-cell>
          <table:table-cell table:style-name="ce1" table:formula="of:=AVERAGE([.I20:.I29])" office:value-type="float" office:value="3263242.3" calcext:value-type="float">
            <text:p>3263242.3</text:p>
          </table:table-cell>
          <table:table-cell table:style-name="ce3" table:formula="of:=AVERAGE([.J20:.J29])" office:value-type="float" office:value="1728359.3" calcext:value-type="float">
            <text:p>1728359.3</text:p>
          </table:table-cell>
          <table:table-cell table:style-name="ce5" table:formula="of:=AVERAGE([.K20:.K29])" office:value-type="float" office:value="1741631.3" calcext:value-type="float">
            <text:p>1741631.3</text:p>
          </table:table-cell>
          <table:table-cell table:style-name="ce7" table:formula="of:=AVERAGE([.L20:.L29])" office:value-type="float" office:value="1504334.4" calcext:value-type="float">
            <text:p>1504334.4</text:p>
          </table:table-cell>
          <table:table-cell table:style-name="ce8" table:formula="of:=AVERAGE([.M20:.M29])" office:value-type="float" office:value="1479120.6" calcext:value-type="float">
            <text:p>1479120.6</text:p>
          </table:table-cell>
          <table:table-cell table:style-name="ce3" table:formula="of:=AVERAGE([.N20:.N29])" office:value-type="float" office:value="1210564.1" calcext:value-type="float">
            <text:p>1210564.1</text:p>
          </table:table-cell>
          <table:table-cell table:style-name="ce5" table:formula="of:=AVERAGE([.O20:.O29])" office:value-type="float" office:value="1277306.8" calcext:value-type="float">
            <text:p>1277306.8</text:p>
          </table:table-cell>
          <table:table-cell table:style-name="ce7" table:formula="of:=AVERAGE([.P20:.P29])" office:value-type="float" office:value="1250870.2" calcext:value-type="float">
            <text:p>1250870.2</text:p>
          </table:table-cell>
          <table:table-cell table:style-name="ce8" table:formula="of:=AVERAGE([.Q20:.Q29])" office:value-type="float" office:value="1304328.2" calcext:value-type="float">
            <text:p>1304328.2</text:p>
          </table:table-cell>
          <table:table-cell table:style-name="ce3" table:formula="of:=AVERAGE([.R20:.R29])" office:value-type="float" office:value="2164464.2" calcext:value-type="float">
            <text:p>2164464.2</text:p>
          </table:table-cell>
          <table:table-cell table:style-name="ce5" table:formula="of:=AVERAGE([.S20:.S29])" office:value-type="float" office:value="1813091.9" calcext:value-type="float">
            <text:p>1813091.9</text:p>
          </table:table-cell>
          <table:table-cell table:style-name="ce7" table:formula="of:=AVERAGE([.T20:.T29])" office:value-type="float" office:value="2689817.9" calcext:value-type="float">
            <text:p>2689817.9</text:p>
          </table:table-cell>
          <table:table-cell table:style-name="ce8" table:formula="of:=AVERAGE([.U20:.U29])" office:value-type="float" office:value="2750794.1" calcext:value-type="float">
            <text:p>2750794.1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" table:formula="of:=[.$A30]/[.B30]" office:value-type="float" office:value="1.03964376176158" calcext:value-type="float">
            <text:p>1.03964376176158</text:p>
          </table:table-cell>
          <table:table-cell table:style-name="ce5" table:formula="of:=[.$A30]/[.C30]" office:value-type="float" office:value="0.703407494032211" calcext:value-type="float">
            <text:p>0.703407494032211</text:p>
          </table:table-cell>
          <table:table-cell table:style-name="ce7" table:formula="of:=[.$A30]/[.D30]" office:value-type="float" office:value="1.14864534099199" calcext:value-type="float">
            <text:p>1.14864534099199</text:p>
          </table:table-cell>
          <table:table-cell table:style-name="ce1" table:formula="of:=[.$A30]/[.E30]" office:value-type="float" office:value="0.715248231743298" calcext:value-type="float">
            <text:p>0.715248231743298</text:p>
          </table:table-cell>
          <table:table-cell table:style-name="ce3" table:formula="of:=[.$A30]/[.F30]" office:value-type="float" office:value="1.76529921879614" calcext:value-type="float">
            <text:p>1.76529921879614</text:p>
          </table:table-cell>
          <table:table-cell table:style-name="ce5" table:formula="of:=[.$A30]/[.G30]" office:value-type="float" office:value="1.81239546788188" calcext:value-type="float">
            <text:p>1.81239546788188</text:p>
          </table:table-cell>
          <table:table-cell table:style-name="ce7" table:formula="of:=[.$A30]/[.H30]" office:value-type="float" office:value="2.04207438191048" calcext:value-type="float">
            <text:p>2.04207438191048</text:p>
          </table:table-cell>
          <table:table-cell table:style-name="ce1" table:formula="of:=[.$A30]/[.I30]" office:value-type="float" office:value="2.07084208855714" calcext:value-type="float">
            <text:p>2.07084208855714</text:p>
          </table:table-cell>
          <table:table-cell table:style-name="ce3" table:formula="of:=[.$A30]/[.J30]" office:value-type="float" office:value="3.90986960870925" calcext:value-type="float">
            <text:p>3.90986960870925</text:p>
          </table:table-cell>
          <table:table-cell table:style-name="ce5" table:formula="of:=[.$A30]/[.K30]" office:value-type="float" office:value="3.8800746748178" calcext:value-type="float">
            <text:p>3.8800746748178</text:p>
          </table:table-cell>
          <table:table-cell table:style-name="ce7" table:formula="of:=[.$A30]/[.L30]" office:value-type="float" office:value="4.49212588637207" calcext:value-type="float">
            <text:p>4.49212588637207</text:p>
          </table:table-cell>
          <table:table-cell table:style-name="ce8" table:formula="of:=[.$A30]/[.M30]" office:value-type="float" office:value="4.5687008212853" calcext:value-type="float">
            <text:p>4.5687008212853</text:p>
          </table:table-cell>
          <table:table-cell table:style-name="ce3" table:formula="of:=[.$A30]/[.N30]" office:value-type="float" office:value="5.58224013086131" calcext:value-type="float">
            <text:p>5.58224013086131</text:p>
          </table:table-cell>
          <table:table-cell table:style-name="ce5" table:formula="of:=[.$A30]/[.O30]" office:value-type="float" office:value="5.29055313883869" calcext:value-type="float">
            <text:p>5.29055313883869</text:p>
          </table:table-cell>
          <table:table-cell table:style-name="ce7" table:formula="of:=[.$A30]/[.P30]" office:value-type="float" office:value="5.4023666884062" calcext:value-type="float">
            <text:p>5.4023666884062</text:p>
          </table:table-cell>
          <table:table-cell table:style-name="ce8" table:formula="of:=[.$A30]/[.Q30]" office:value-type="float" office:value="5.1809502393646" calcext:value-type="float">
            <text:p>5.1809502393646</text:p>
          </table:table-cell>
          <table:table-cell table:style-name="ce3" table:formula="of:=[.$A30]/[.R30]" office:value-type="float" office:value="3.12209344927026" calcext:value-type="float">
            <text:p>3.12209344927026</text:p>
          </table:table-cell>
          <table:table-cell table:style-name="ce5" table:formula="of:=[.$A30]/[.S30]" office:value-type="float" office:value="3.72714670447758" calcext:value-type="float">
            <text:p>3.72714670447758</text:p>
          </table:table-cell>
          <table:table-cell table:style-name="ce7" table:formula="of:=[.$A30]/[.T30]" office:value-type="float" office:value="2.51231114939045" calcext:value-type="float">
            <text:p>2.51231114939045</text:p>
          </table:table-cell>
          <table:table-cell table:style-name="ce8" table:formula="of:=[.$A30]/[.U30]" office:value-type="float" office:value="2.45662134436016" calcext:value-type="float">
            <text:p>2.45662134436016</text:p>
          </table:table-cell>
          <table:table-cell table:style-name="ce1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table:number-columns-repeated="1003"/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office:value-type="float" office:value="27226119" calcext:value-type="float">
            <text:p>27226119</text:p>
          </table:table-cell>
          <table:table-cell office:value-type="float" office:value="26522029" calcext:value-type="float">
            <text:p>26522029</text:p>
          </table:table-cell>
          <table:table-cell office:value-type="float" office:value="37901951" calcext:value-type="float">
            <text:p>37901951</text:p>
          </table:table-cell>
          <table:table-cell office:value-type="float" office:value="24122845" calcext:value-type="float">
            <text:p>24122845</text:p>
          </table:table-cell>
          <table:table-cell office:value-type="float" office:value="37846803" calcext:value-type="float">
            <text:p>37846803</text:p>
          </table:table-cell>
          <table:table-cell office:value-type="float" office:value="15530220" calcext:value-type="float">
            <text:p>15530220</text:p>
          </table:table-cell>
          <table:table-cell office:value-type="float" office:value="14630871" calcext:value-type="float">
            <text:p>14630871</text:p>
          </table:table-cell>
          <table:table-cell office:value-type="float" office:value="13658409" calcext:value-type="float">
            <text:p>13658409</text:p>
          </table:table-cell>
          <table:table-cell office:value-type="float" office:value="12967961" calcext:value-type="float">
            <text:p>12967961</text:p>
          </table:table-cell>
          <table:table-cell office:value-type="float" office:value="6915275" calcext:value-type="float">
            <text:p>6915275</text:p>
          </table:table-cell>
          <table:table-cell office:value-type="float" office:value="6681791" calcext:value-type="float">
            <text:p>6681791</text:p>
          </table:table-cell>
          <table:table-cell office:value-type="float" office:value="6100934" calcext:value-type="float">
            <text:p>6100934</text:p>
          </table:table-cell>
          <table:table-cell office:value-type="float" office:value="5799826" calcext:value-type="float">
            <text:p>5799826</text:p>
          </table:table-cell>
          <table:table-cell office:value-type="float" office:value="4255066" calcext:value-type="float">
            <text:p>4255066</text:p>
          </table:table-cell>
          <table:table-cell office:value-type="float" office:value="4124803" calcext:value-type="float">
            <text:p>4124803</text:p>
          </table:table-cell>
          <table:table-cell office:value-type="float" office:value="4263505" calcext:value-type="float">
            <text:p>4263505</text:p>
          </table:table-cell>
          <table:table-cell office:value-type="float" office:value="4250241" calcext:value-type="float">
            <text:p>4250241</text:p>
          </table:table-cell>
          <table:table-cell office:value-type="float" office:value="6427670" calcext:value-type="float">
            <text:p>6427670</text:p>
          </table:table-cell>
          <table:table-cell office:value-type="float" office:value="6719800" calcext:value-type="float">
            <text:p>6719800</text:p>
          </table:table-cell>
          <table:table-cell office:value-type="float" office:value="8858466" calcext:value-type="float">
            <text:p>8858466</text:p>
          </table:table-cell>
          <table:table-cell office:value-type="float" office:value="9153377" calcext:value-type="float">
            <text:p>9153377</text:p>
          </table:table-cell>
          <table:table-cell table:number-columns-repeated="1003"/>
        </table:table-row>
        <table:table-row table:style-name="ro1">
          <table:table-cell office:value-type="float" office:value="27091615" calcext:value-type="float">
            <text:p>27091615</text:p>
          </table:table-cell>
          <table:table-cell office:value-type="float" office:value="26291243" calcext:value-type="float">
            <text:p>26291243</text:p>
          </table:table-cell>
          <table:table-cell office:value-type="float" office:value="37864957" calcext:value-type="float">
            <text:p>37864957</text:p>
          </table:table-cell>
          <table:table-cell office:value-type="float" office:value="23920527" calcext:value-type="float">
            <text:p>23920527</text:p>
          </table:table-cell>
          <table:table-cell office:value-type="float" office:value="37743694" calcext:value-type="float">
            <text:p>37743694</text:p>
          </table:table-cell>
          <table:table-cell office:value-type="float" office:value="15608530" calcext:value-type="float">
            <text:p>15608530</text:p>
          </table:table-cell>
          <table:table-cell office:value-type="float" office:value="14535998" calcext:value-type="float">
            <text:p>14535998</text:p>
          </table:table-cell>
          <table:table-cell office:value-type="float" office:value="13654080" calcext:value-type="float">
            <text:p>13654080</text:p>
          </table:table-cell>
          <table:table-cell office:value-type="float" office:value="13085943" calcext:value-type="float">
            <text:p>13085943</text:p>
          </table:table-cell>
          <table:table-cell office:value-type="float" office:value="7034150" calcext:value-type="float">
            <text:p>7034150</text:p>
          </table:table-cell>
          <table:table-cell office:value-type="float" office:value="6783935" calcext:value-type="float">
            <text:p>6783935</text:p>
          </table:table-cell>
          <table:table-cell office:value-type="float" office:value="6097808" calcext:value-type="float">
            <text:p>6097808</text:p>
          </table:table-cell>
          <table:table-cell office:value-type="float" office:value="5845838" calcext:value-type="float">
            <text:p>5845838</text:p>
          </table:table-cell>
          <table:table-cell office:value-type="float" office:value="4179590" calcext:value-type="float">
            <text:p>4179590</text:p>
          </table:table-cell>
          <table:table-cell office:value-type="float" office:value="4120324" calcext:value-type="float">
            <text:p>4120324</text:p>
          </table:table-cell>
          <table:table-cell office:value-type="float" office:value="4391114" calcext:value-type="float">
            <text:p>4391114</text:p>
          </table:table-cell>
          <table:table-cell office:value-type="float" office:value="4394938" calcext:value-type="float">
            <text:p>4394938</text:p>
          </table:table-cell>
          <table:table-cell office:value-type="float" office:value="5647926" calcext:value-type="float">
            <text:p>5647926</text:p>
          </table:table-cell>
          <table:table-cell office:value-type="float" office:value="5712354" calcext:value-type="float">
            <text:p>5712354</text:p>
          </table:table-cell>
          <table:table-cell office:value-type="float" office:value="9015423" calcext:value-type="float">
            <text:p>9015423</text:p>
          </table:table-cell>
          <table:table-cell office:value-type="float" office:value="9041818" calcext:value-type="float">
            <text:p>9041818</text:p>
          </table:table-cell>
          <table:table-cell table:number-columns-repeated="1003"/>
        </table:table-row>
        <table:table-row table:style-name="ro1">
          <table:table-cell office:value-type="float" office:value="27350664" calcext:value-type="float">
            <text:p>27350664</text:p>
          </table:table-cell>
          <table:table-cell office:value-type="float" office:value="26285752" calcext:value-type="float">
            <text:p>26285752</text:p>
          </table:table-cell>
          <table:table-cell office:value-type="float" office:value="37894059" calcext:value-type="float">
            <text:p>37894059</text:p>
          </table:table-cell>
          <table:table-cell office:value-type="float" office:value="23784545" calcext:value-type="float">
            <text:p>23784545</text:p>
          </table:table-cell>
          <table:table-cell office:value-type="float" office:value="37763339" calcext:value-type="float">
            <text:p>37763339</text:p>
          </table:table-cell>
          <table:table-cell office:value-type="float" office:value="15730445" calcext:value-type="float">
            <text:p>15730445</text:p>
          </table:table-cell>
          <table:table-cell office:value-type="float" office:value="14661229" calcext:value-type="float">
            <text:p>14661229</text:p>
          </table:table-cell>
          <table:table-cell office:value-type="float" office:value="13530414" calcext:value-type="float">
            <text:p>13530414</text:p>
          </table:table-cell>
          <table:table-cell office:value-type="float" office:value="13105837" calcext:value-type="float">
            <text:p>13105837</text:p>
          </table:table-cell>
          <table:table-cell office:value-type="float" office:value="7048249" calcext:value-type="float">
            <text:p>7048249</text:p>
          </table:table-cell>
          <table:table-cell office:value-type="float" office:value="6685249" calcext:value-type="float">
            <text:p>6685249</text:p>
          </table:table-cell>
          <table:table-cell office:value-type="float" office:value="5995894" calcext:value-type="float">
            <text:p>5995894</text:p>
          </table:table-cell>
          <table:table-cell office:value-type="float" office:value="5926922" calcext:value-type="float">
            <text:p>5926922</text:p>
          </table:table-cell>
          <table:table-cell office:value-type="float" office:value="4118136" calcext:value-type="float">
            <text:p>4118136</text:p>
          </table:table-cell>
          <table:table-cell office:value-type="float" office:value="4153678" calcext:value-type="float">
            <text:p>4153678</text:p>
          </table:table-cell>
          <table:table-cell office:value-type="float" office:value="4219435" calcext:value-type="float">
            <text:p>4219435</text:p>
          </table:table-cell>
          <table:table-cell office:value-type="float" office:value="4305619" calcext:value-type="float">
            <text:p>4305619</text:p>
          </table:table-cell>
          <table:table-cell office:value-type="float" office:value="6422742" calcext:value-type="float">
            <text:p>6422742</text:p>
          </table:table-cell>
          <table:table-cell office:value-type="float" office:value="6030775" calcext:value-type="float">
            <text:p>6030775</text:p>
          </table:table-cell>
          <table:table-cell office:value-type="float" office:value="8836100" calcext:value-type="float">
            <text:p>8836100</text:p>
          </table:table-cell>
          <table:table-cell office:value-type="float" office:value="9018428" calcext:value-type="float">
            <text:p>9018428</text:p>
          </table:table-cell>
          <table:table-cell table:number-columns-repeated="1003"/>
        </table:table-row>
        <table:table-row table:style-name="ro1">
          <table:table-cell office:value-type="float" office:value="27702868" calcext:value-type="float">
            <text:p>27702868</text:p>
          </table:table-cell>
          <table:table-cell office:value-type="float" office:value="26456599" calcext:value-type="float">
            <text:p>26456599</text:p>
          </table:table-cell>
          <table:table-cell office:value-type="float" office:value="38253914" calcext:value-type="float">
            <text:p>38253914</text:p>
          </table:table-cell>
          <table:table-cell office:value-type="float" office:value="23931004" calcext:value-type="float">
            <text:p>23931004</text:p>
          </table:table-cell>
          <table:table-cell office:value-type="float" office:value="38663338" calcext:value-type="float">
            <text:p>38663338</text:p>
          </table:table-cell>
          <table:table-cell office:value-type="float" office:value="15558908" calcext:value-type="float">
            <text:p>15558908</text:p>
          </table:table-cell>
          <table:table-cell office:value-type="float" office:value="14704589" calcext:value-type="float">
            <text:p>14704589</text:p>
          </table:table-cell>
          <table:table-cell office:value-type="float" office:value="13535362" calcext:value-type="float">
            <text:p>13535362</text:p>
          </table:table-cell>
          <table:table-cell office:value-type="float" office:value="13147340" calcext:value-type="float">
            <text:p>13147340</text:p>
          </table:table-cell>
          <table:table-cell office:value-type="float" office:value="6986192" calcext:value-type="float">
            <text:p>6986192</text:p>
          </table:table-cell>
          <table:table-cell office:value-type="float" office:value="6801079" calcext:value-type="float">
            <text:p>6801079</text:p>
          </table:table-cell>
          <table:table-cell office:value-type="float" office:value="6123624" calcext:value-type="float">
            <text:p>6123624</text:p>
          </table:table-cell>
          <table:table-cell office:value-type="float" office:value="5878601" calcext:value-type="float">
            <text:p>5878601</text:p>
          </table:table-cell>
          <table:table-cell office:value-type="float" office:value="4194550" calcext:value-type="float">
            <text:p>4194550</text:p>
          </table:table-cell>
          <table:table-cell office:value-type="float" office:value="4261747" calcext:value-type="float">
            <text:p>4261747</text:p>
          </table:table-cell>
          <table:table-cell office:value-type="float" office:value="4217844" calcext:value-type="float">
            <text:p>4217844</text:p>
          </table:table-cell>
          <table:table-cell office:value-type="float" office:value="4403683" calcext:value-type="float">
            <text:p>4403683</text:p>
          </table:table-cell>
          <table:table-cell office:value-type="float" office:value="6838598" calcext:value-type="float">
            <text:p>6838598</text:p>
          </table:table-cell>
          <table:table-cell office:value-type="float" office:value="6606858" calcext:value-type="float">
            <text:p>6606858</text:p>
          </table:table-cell>
          <table:table-cell office:value-type="float" office:value="8936963" calcext:value-type="float">
            <text:p>8936963</text:p>
          </table:table-cell>
          <table:table-cell office:value-type="float" office:value="8514028" calcext:value-type="float">
            <text:p>8514028</text:p>
          </table:table-cell>
          <table:table-cell table:number-columns-repeated="1003"/>
        </table:table-row>
        <table:table-row table:style-name="ro1">
          <table:table-cell office:value-type="float" office:value="27946598" calcext:value-type="float">
            <text:p>27946598</text:p>
          </table:table-cell>
          <table:table-cell office:value-type="float" office:value="26406936" calcext:value-type="float">
            <text:p>26406936</text:p>
          </table:table-cell>
          <table:table-cell office:value-type="float" office:value="38251256" calcext:value-type="float">
            <text:p>38251256</text:p>
          </table:table-cell>
          <table:table-cell office:value-type="float" office:value="24530138" calcext:value-type="float">
            <text:p>24530138</text:p>
          </table:table-cell>
          <table:table-cell office:value-type="float" office:value="37951975" calcext:value-type="float">
            <text:p>37951975</text:p>
          </table:table-cell>
          <table:table-cell office:value-type="float" office:value="15700871" calcext:value-type="float">
            <text:p>15700871</text:p>
          </table:table-cell>
          <table:table-cell office:value-type="float" office:value="14919831" calcext:value-type="float">
            <text:p>14919831</text:p>
          </table:table-cell>
          <table:table-cell office:value-type="float" office:value="13437783" calcext:value-type="float">
            <text:p>13437783</text:p>
          </table:table-cell>
          <table:table-cell office:value-type="float" office:value="12981844" calcext:value-type="float">
            <text:p>12981844</text:p>
          </table:table-cell>
          <table:table-cell office:value-type="float" office:value="6889413" calcext:value-type="float">
            <text:p>6889413</text:p>
          </table:table-cell>
          <table:table-cell office:value-type="float" office:value="6931015" calcext:value-type="float">
            <text:p>6931015</text:p>
          </table:table-cell>
          <table:table-cell office:value-type="float" office:value="6184250" calcext:value-type="float">
            <text:p>6184250</text:p>
          </table:table-cell>
          <table:table-cell office:value-type="float" office:value="5862797" calcext:value-type="float">
            <text:p>5862797</text:p>
          </table:table-cell>
          <table:table-cell office:value-type="float" office:value="4205429" calcext:value-type="float">
            <text:p>4205429</text:p>
          </table:table-cell>
          <table:table-cell office:value-type="float" office:value="4260046" calcext:value-type="float">
            <text:p>4260046</text:p>
          </table:table-cell>
          <table:table-cell office:value-type="float" office:value="4444573" calcext:value-type="float">
            <text:p>4444573</text:p>
          </table:table-cell>
          <table:table-cell office:value-type="float" office:value="4359534" calcext:value-type="float">
            <text:p>4359534</text:p>
          </table:table-cell>
          <table:table-cell office:value-type="float" office:value="7782004" calcext:value-type="float">
            <text:p>7782004</text:p>
          </table:table-cell>
          <table:table-cell office:value-type="float" office:value="6143737" calcext:value-type="float">
            <text:p>6143737</text:p>
          </table:table-cell>
          <table:table-cell office:value-type="float" office:value="9300245" calcext:value-type="float">
            <text:p>9300245</text:p>
          </table:table-cell>
          <table:table-cell office:value-type="float" office:value="8977847" calcext:value-type="float">
            <text:p>8977847</text:p>
          </table:table-cell>
          <table:table-cell table:number-columns-repeated="1003"/>
        </table:table-row>
        <table:table-row table:style-name="ro1">
          <table:table-cell office:value-type="float" office:value="27278408" calcext:value-type="float">
            <text:p>27278408</text:p>
          </table:table-cell>
          <table:table-cell office:value-type="float" office:value="26189037" calcext:value-type="float">
            <text:p>26189037</text:p>
          </table:table-cell>
          <table:table-cell office:value-type="float" office:value="38207241" calcext:value-type="float">
            <text:p>38207241</text:p>
          </table:table-cell>
          <table:table-cell office:value-type="float" office:value="24040194" calcext:value-type="float">
            <text:p>24040194</text:p>
          </table:table-cell>
          <table:table-cell office:value-type="float" office:value="38093762" calcext:value-type="float">
            <text:p>38093762</text:p>
          </table:table-cell>
          <table:table-cell office:value-type="float" office:value="15704402" calcext:value-type="float">
            <text:p>15704402</text:p>
          </table:table-cell>
          <table:table-cell office:value-type="float" office:value="14592416" calcext:value-type="float">
            <text:p>14592416</text:p>
          </table:table-cell>
          <table:table-cell office:value-type="float" office:value="13629196" calcext:value-type="float">
            <text:p>13629196</text:p>
          </table:table-cell>
          <table:table-cell office:value-type="float" office:value="13058293" calcext:value-type="float">
            <text:p>13058293</text:p>
          </table:table-cell>
          <table:table-cell office:value-type="float" office:value="6912406" calcext:value-type="float">
            <text:p>6912406</text:p>
          </table:table-cell>
          <table:table-cell office:value-type="float" office:value="6686237" calcext:value-type="float">
            <text:p>6686237</text:p>
          </table:table-cell>
          <table:table-cell office:value-type="float" office:value="6180044" calcext:value-type="float">
            <text:p>6180044</text:p>
          </table:table-cell>
          <table:table-cell office:value-type="float" office:value="5915224" calcext:value-type="float">
            <text:p>5915224</text:p>
          </table:table-cell>
          <table:table-cell office:value-type="float" office:value="4129466" calcext:value-type="float">
            <text:p>4129466</text:p>
          </table:table-cell>
          <table:table-cell office:value-type="float" office:value="4254150" calcext:value-type="float">
            <text:p>4254150</text:p>
          </table:table-cell>
          <table:table-cell office:value-type="float" office:value="4255338" calcext:value-type="float">
            <text:p>4255338</text:p>
          </table:table-cell>
          <table:table-cell office:value-type="float" office:value="4321945" calcext:value-type="float">
            <text:p>4321945</text:p>
          </table:table-cell>
          <table:table-cell office:value-type="float" office:value="5848437" calcext:value-type="float">
            <text:p>5848437</text:p>
          </table:table-cell>
          <table:table-cell office:value-type="float" office:value="6176469" calcext:value-type="float">
            <text:p>6176469</text:p>
          </table:table-cell>
          <table:table-cell office:value-type="float" office:value="8784101" calcext:value-type="float">
            <text:p>8784101</text:p>
          </table:table-cell>
          <table:table-cell office:value-type="float" office:value="9140845" calcext:value-type="float">
            <text:p>9140845</text:p>
          </table:table-cell>
          <table:table-cell table:number-columns-repeated="1003"/>
        </table:table-row>
        <table:table-row table:style-name="ro1">
          <table:table-cell office:value-type="float" office:value="27664683" calcext:value-type="float">
            <text:p>27664683</text:p>
          </table:table-cell>
          <table:table-cell office:value-type="float" office:value="26263532" calcext:value-type="float">
            <text:p>26263532</text:p>
          </table:table-cell>
          <table:table-cell office:value-type="float" office:value="38100113" calcext:value-type="float">
            <text:p>38100113</text:p>
          </table:table-cell>
          <table:table-cell office:value-type="float" office:value="24107963" calcext:value-type="float">
            <text:p>24107963</text:p>
          </table:table-cell>
          <table:table-cell office:value-type="float" office:value="38172121" calcext:value-type="float">
            <text:p>38172121</text:p>
          </table:table-cell>
          <table:table-cell office:value-type="float" office:value="15790603" calcext:value-type="float">
            <text:p>15790603</text:p>
          </table:table-cell>
          <table:table-cell office:value-type="float" office:value="14596973" calcext:value-type="float">
            <text:p>14596973</text:p>
          </table:table-cell>
          <table:table-cell office:value-type="float" office:value="13590662" calcext:value-type="float">
            <text:p>13590662</text:p>
          </table:table-cell>
          <table:table-cell office:value-type="float" office:value="13130994" calcext:value-type="float">
            <text:p>13130994</text:p>
          </table:table-cell>
          <table:table-cell office:value-type="float" office:value="7029794" calcext:value-type="float">
            <text:p>7029794</text:p>
          </table:table-cell>
          <table:table-cell office:value-type="float" office:value="6693816" calcext:value-type="float">
            <text:p>6693816</text:p>
          </table:table-cell>
          <table:table-cell office:value-type="float" office:value="6182342" calcext:value-type="float">
            <text:p>6182342</text:p>
          </table:table-cell>
          <table:table-cell office:value-type="float" office:value="5922875" calcext:value-type="float">
            <text:p>5922875</text:p>
          </table:table-cell>
          <table:table-cell office:value-type="float" office:value="4044232" calcext:value-type="float">
            <text:p>4044232</text:p>
          </table:table-cell>
          <table:table-cell office:value-type="float" office:value="4190373" calcext:value-type="float">
            <text:p>4190373</text:p>
          </table:table-cell>
          <table:table-cell office:value-type="float" office:value="4323872" calcext:value-type="float">
            <text:p>4323872</text:p>
          </table:table-cell>
          <table:table-cell office:value-type="float" office:value="4440222" calcext:value-type="float">
            <text:p>4440222</text:p>
          </table:table-cell>
          <table:table-cell office:value-type="float" office:value="5909338" calcext:value-type="float">
            <text:p>5909338</text:p>
          </table:table-cell>
          <table:table-cell office:value-type="float" office:value="7982330" calcext:value-type="float">
            <text:p>7982330</text:p>
          </table:table-cell>
          <table:table-cell office:value-type="float" office:value="8898476" calcext:value-type="float">
            <text:p>8898476</text:p>
          </table:table-cell>
          <table:table-cell office:value-type="float" office:value="9042327" calcext:value-type="float">
            <text:p>9042327</text:p>
          </table:table-cell>
          <table:table-cell table:number-columns-repeated="1003"/>
        </table:table-row>
        <table:table-row table:style-name="ro1">
          <table:table-cell office:value-type="float" office:value="27008390" calcext:value-type="float">
            <text:p>27008390</text:p>
          </table:table-cell>
          <table:table-cell office:value-type="float" office:value="26458207" calcext:value-type="float">
            <text:p>26458207</text:p>
          </table:table-cell>
          <table:table-cell office:value-type="float" office:value="38039741" calcext:value-type="float">
            <text:p>38039741</text:p>
          </table:table-cell>
          <table:table-cell office:value-type="float" office:value="24091934" calcext:value-type="float">
            <text:p>24091934</text:p>
          </table:table-cell>
          <table:table-cell office:value-type="float" office:value="38365060" calcext:value-type="float">
            <text:p>38365060</text:p>
          </table:table-cell>
          <table:table-cell office:value-type="float" office:value="16076623" calcext:value-type="float">
            <text:p>16076623</text:p>
          </table:table-cell>
          <table:table-cell office:value-type="float" office:value="14750711" calcext:value-type="float">
            <text:p>14750711</text:p>
          </table:table-cell>
          <table:table-cell office:value-type="float" office:value="13809655" calcext:value-type="float">
            <text:p>13809655</text:p>
          </table:table-cell>
          <table:table-cell office:value-type="float" office:value="13195750" calcext:value-type="float">
            <text:p>13195750</text:p>
          </table:table-cell>
          <table:table-cell office:value-type="float" office:value="7040682" calcext:value-type="float">
            <text:p>7040682</text:p>
          </table:table-cell>
          <table:table-cell office:value-type="float" office:value="6682554" calcext:value-type="float">
            <text:p>6682554</text:p>
          </table:table-cell>
          <table:table-cell office:value-type="float" office:value="6287814" calcext:value-type="float">
            <text:p>6287814</text:p>
          </table:table-cell>
          <table:table-cell office:value-type="float" office:value="5858735" calcext:value-type="float">
            <text:p>5858735</text:p>
          </table:table-cell>
          <table:table-cell office:value-type="float" office:value="4172995" calcext:value-type="float">
            <text:p>4172995</text:p>
          </table:table-cell>
          <table:table-cell office:value-type="float" office:value="4120828" calcext:value-type="float">
            <text:p>4120828</text:p>
          </table:table-cell>
          <table:table-cell office:value-type="float" office:value="4417398" calcext:value-type="float">
            <text:p>4417398</text:p>
          </table:table-cell>
          <table:table-cell office:value-type="float" office:value="4426060" calcext:value-type="float">
            <text:p>4426060</text:p>
          </table:table-cell>
          <table:table-cell office:value-type="float" office:value="6817857" calcext:value-type="float">
            <text:p>6817857</text:p>
          </table:table-cell>
          <table:table-cell office:value-type="float" office:value="5809390" calcext:value-type="float">
            <text:p>5809390</text:p>
          </table:table-cell>
          <table:table-cell office:value-type="float" office:value="8911191" calcext:value-type="float">
            <text:p>8911191</text:p>
          </table:table-cell>
          <table:table-cell office:value-type="float" office:value="9105640" calcext:value-type="float">
            <text:p>9105640</text:p>
          </table:table-cell>
          <table:table-cell table:number-columns-repeated="1003"/>
        </table:table-row>
        <table:table-row table:style-name="ro1">
          <table:table-cell office:value-type="float" office:value="27462765" calcext:value-type="float">
            <text:p>27462765</text:p>
          </table:table-cell>
          <table:table-cell office:value-type="float" office:value="26298036" calcext:value-type="float">
            <text:p>26298036</text:p>
          </table:table-cell>
          <table:table-cell office:value-type="float" office:value="37949708" calcext:value-type="float">
            <text:p>37949708</text:p>
          </table:table-cell>
          <table:table-cell office:value-type="float" office:value="24330756" calcext:value-type="float">
            <text:p>24330756</text:p>
          </table:table-cell>
          <table:table-cell office:value-type="float" office:value="38234925" calcext:value-type="float">
            <text:p>38234925</text:p>
          </table:table-cell>
          <table:table-cell office:value-type="float" office:value="15627399" calcext:value-type="float">
            <text:p>15627399</text:p>
          </table:table-cell>
          <table:table-cell office:value-type="float" office:value="14634204" calcext:value-type="float">
            <text:p>14634204</text:p>
          </table:table-cell>
          <table:table-cell office:value-type="float" office:value="13726304" calcext:value-type="float">
            <text:p>13726304</text:p>
          </table:table-cell>
          <table:table-cell office:value-type="float" office:value="13155164" calcext:value-type="float">
            <text:p>13155164</text:p>
          </table:table-cell>
          <table:table-cell office:value-type="float" office:value="7060356" calcext:value-type="float">
            <text:p>7060356</text:p>
          </table:table-cell>
          <table:table-cell office:value-type="float" office:value="6797194" calcext:value-type="float">
            <text:p>6797194</text:p>
          </table:table-cell>
          <table:table-cell office:value-type="float" office:value="6168376" calcext:value-type="float">
            <text:p>6168376</text:p>
          </table:table-cell>
          <table:table-cell office:value-type="float" office:value="5834162" calcext:value-type="float">
            <text:p>5834162</text:p>
          </table:table-cell>
          <table:table-cell office:value-type="float" office:value="4139946" calcext:value-type="float">
            <text:p>4139946</text:p>
          </table:table-cell>
          <table:table-cell office:value-type="float" office:value="4203834" calcext:value-type="float">
            <text:p>4203834</text:p>
          </table:table-cell>
          <table:table-cell office:value-type="float" office:value="4632191" calcext:value-type="float">
            <text:p>4632191</text:p>
          </table:table-cell>
          <table:table-cell office:value-type="float" office:value="4348183" calcext:value-type="float">
            <text:p>4348183</text:p>
          </table:table-cell>
          <table:table-cell office:value-type="float" office:value="6044655" calcext:value-type="float">
            <text:p>6044655</text:p>
          </table:table-cell>
          <table:table-cell office:value-type="float" office:value="5999168" calcext:value-type="float">
            <text:p>5999168</text:p>
          </table:table-cell>
          <table:table-cell office:value-type="float" office:value="9192710" calcext:value-type="float">
            <text:p>9192710</text:p>
          </table:table-cell>
          <table:table-cell office:value-type="float" office:value="8632679" calcext:value-type="float">
            <text:p>8632679</text:p>
          </table:table-cell>
          <table:table-cell table:number-columns-repeated="1003"/>
        </table:table-row>
        <table:table-row table:style-name="ro1">
          <table:table-cell office:value-type="float" office:value="26886896" calcext:value-type="float">
            <text:p>26886896</text:p>
          </table:table-cell>
          <table:table-cell office:value-type="float" office:value="26304755" calcext:value-type="float">
            <text:p>26304755</text:p>
          </table:table-cell>
          <table:table-cell office:value-type="float" office:value="38003184" calcext:value-type="float">
            <text:p>38003184</text:p>
          </table:table-cell>
          <table:table-cell office:value-type="float" office:value="24076022" calcext:value-type="float">
            <text:p>24076022</text:p>
          </table:table-cell>
          <table:table-cell office:value-type="float" office:value="38046684" calcext:value-type="float">
            <text:p>38046684</text:p>
          </table:table-cell>
          <table:table-cell office:value-type="float" office:value="15608926" calcext:value-type="float">
            <text:p>15608926</text:p>
          </table:table-cell>
          <table:table-cell office:value-type="float" office:value="14520480" calcext:value-type="float">
            <text:p>14520480</text:p>
          </table:table-cell>
          <table:table-cell office:value-type="float" office:value="13652048" calcext:value-type="float">
            <text:p>13652048</text:p>
          </table:table-cell>
          <table:table-cell office:value-type="float" office:value="13076576" calcext:value-type="float">
            <text:p>13076576</text:p>
          </table:table-cell>
          <table:table-cell office:value-type="float" office:value="6954383" calcext:value-type="float">
            <text:p>6954383</text:p>
          </table:table-cell>
          <table:table-cell office:value-type="float" office:value="6686296" calcext:value-type="float">
            <text:p>6686296</text:p>
          </table:table-cell>
          <table:table-cell office:value-type="float" office:value="6117463" calcext:value-type="float">
            <text:p>6117463</text:p>
          </table:table-cell>
          <table:table-cell office:value-type="float" office:value="5809978" calcext:value-type="float">
            <text:p>5809978</text:p>
          </table:table-cell>
          <table:table-cell office:value-type="float" office:value="4226698" calcext:value-type="float">
            <text:p>4226698</text:p>
          </table:table-cell>
          <table:table-cell office:value-type="float" office:value="4056206" calcext:value-type="float">
            <text:p>4056206</text:p>
          </table:table-cell>
          <table:table-cell office:value-type="float" office:value="4496707" calcext:value-type="float">
            <text:p>4496707</text:p>
          </table:table-cell>
          <table:table-cell office:value-type="float" office:value="4320470" calcext:value-type="float">
            <text:p>4320470</text:p>
          </table:table-cell>
          <table:table-cell office:value-type="float" office:value="5745030" calcext:value-type="float">
            <text:p>5745030</text:p>
          </table:table-cell>
          <table:table-cell office:value-type="float" office:value="5633323" calcext:value-type="float">
            <text:p>5633323</text:p>
          </table:table-cell>
          <table:table-cell office:value-type="float" office:value="9021647" calcext:value-type="float">
            <text:p>9021647</text:p>
          </table:table-cell>
          <table:table-cell office:value-type="float" office:value="8918504" calcext:value-type="float">
            <text:p>8918504</text:p>
          </table:table-cell>
          <table:table-cell table:number-columns-repeated="1003"/>
        </table:table-row>
        <table:table-row table:style-name="ro1">
          <table:table-cell table:style-name="ce1" table:formula="of:=AVERAGE([.A36:.A45])" office:value-type="float" office:value="27361900.6" calcext:value-type="float">
            <text:p>27361900.6</text:p>
          </table:table-cell>
          <table:table-cell table:style-name="ce3" table:formula="of:=AVERAGE([.B36:.B45])" office:value-type="float" office:value="26347612.6" calcext:value-type="float">
            <text:p>26347612.6</text:p>
          </table:table-cell>
          <table:table-cell table:style-name="ce5" table:formula="of:=AVERAGE([.C36:.C45])" office:value-type="float" office:value="38046612.4" calcext:value-type="float">
            <text:p>38046612.4</text:p>
          </table:table-cell>
          <table:table-cell table:style-name="ce7" table:formula="of:=AVERAGE([.D36:.D45])" office:value-type="float" office:value="24093592.8" calcext:value-type="float">
            <text:p>24093592.8</text:p>
          </table:table-cell>
          <table:table-cell table:style-name="ce1" table:formula="of:=AVERAGE([.E36:.E45])" office:value-type="float" office:value="38088170.1" calcext:value-type="float">
            <text:p>38088170.1</text:p>
          </table:table-cell>
          <table:table-cell table:style-name="ce3" table:formula="of:=AVERAGE([.F36:.F45])" office:value-type="float" office:value="15693692.7" calcext:value-type="float">
            <text:p>15693692.7</text:p>
          </table:table-cell>
          <table:table-cell table:style-name="ce5" table:formula="of:=AVERAGE([.G36:.G45])" office:value-type="float" office:value="14654730.2" calcext:value-type="float">
            <text:p>14654730.2</text:p>
          </table:table-cell>
          <table:table-cell table:style-name="ce7" table:formula="of:=AVERAGE([.H36:.H45])" office:value-type="float" office:value="13622391.3" calcext:value-type="float">
            <text:p>13622391.3</text:p>
          </table:table-cell>
          <table:table-cell table:style-name="ce1" table:formula="of:=AVERAGE([.I36:.I45])" office:value-type="float" office:value="13090570.2" calcext:value-type="float">
            <text:p>13090570.2</text:p>
          </table:table-cell>
          <table:table-cell table:style-name="ce3" table:formula="of:=AVERAGE([.J36:.J45])" office:value-type="float" office:value="6987090" calcext:value-type="float">
            <text:p>6987090</text:p>
          </table:table-cell>
          <table:table-cell table:style-name="ce5" table:formula="of:=AVERAGE([.K36:.K45])" office:value-type="float" office:value="6742916.6" calcext:value-type="float">
            <text:p>6742916.6</text:p>
          </table:table-cell>
          <table:table-cell table:style-name="ce7" table:formula="of:=AVERAGE([.L36:.L45])" office:value-type="float" office:value="6143854.9" calcext:value-type="float">
            <text:p>6143854.9</text:p>
          </table:table-cell>
          <table:table-cell table:style-name="ce8" table:formula="of:=AVERAGE([.M36:.M45])" office:value-type="float" office:value="5865495.8" calcext:value-type="float">
            <text:p>5865495.8</text:p>
          </table:table-cell>
          <table:table-cell table:style-name="ce3" table:formula="of:=AVERAGE([.N36:.N45])" office:value-type="float" office:value="4166610.8" calcext:value-type="float">
            <text:p>4166610.8</text:p>
          </table:table-cell>
          <table:table-cell table:style-name="ce5" table:formula="of:=AVERAGE([.O36:.O45])" office:value-type="float" office:value="4174598.9" calcext:value-type="float">
            <text:p>4174598.9</text:p>
          </table:table-cell>
          <table:table-cell table:style-name="ce7" table:formula="of:=AVERAGE([.P36:.P45])" office:value-type="float" office:value="4366197.7" calcext:value-type="float">
            <text:p>4366197.7</text:p>
          </table:table-cell>
          <table:table-cell table:style-name="ce8" table:formula="of:=AVERAGE([.Q36:.Q45])" office:value-type="float" office:value="4357089.5" calcext:value-type="float">
            <text:p>4357089.5</text:p>
          </table:table-cell>
          <table:table-cell table:style-name="ce3" table:formula="of:=AVERAGE([.R36:.R45])" office:value-type="float" office:value="6348425.7" calcext:value-type="float">
            <text:p>6348425.7</text:p>
          </table:table-cell>
          <table:table-cell table:style-name="ce5" table:formula="of:=AVERAGE([.S36:.S45])" office:value-type="float" office:value="6281420.4" calcext:value-type="float">
            <text:p>6281420.4</text:p>
          </table:table-cell>
          <table:table-cell table:style-name="ce7" table:formula="of:=AVERAGE([.T36:.T45])" office:value-type="float" office:value="8975532.2" calcext:value-type="float">
            <text:p>8975532.2</text:p>
          </table:table-cell>
          <table:table-cell table:style-name="ce8" table:formula="of:=AVERAGE([.U36:.U45])" office:value-type="float" office:value="8954549.3" calcext:value-type="float">
            <text:p>8954549.3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" table:formula="of:=[.$A46]/[.B46]" office:value-type="float" office:value="1.03849639113033" calcext:value-type="float">
            <text:p>1.03849639113033</text:p>
          </table:table-cell>
          <table:table-cell table:style-name="ce5" table:formula="of:=[.$A46]/[.C46]" office:value-type="float" office:value="0.719167854218737" calcext:value-type="float">
            <text:p>0.719167854218737</text:p>
          </table:table-cell>
          <table:table-cell table:style-name="ce7" table:formula="of:=[.$A46]/[.D46]" office:value-type="float" office:value="1.13565049542964" calcext:value-type="float">
            <text:p>1.13565049542964</text:p>
          </table:table-cell>
          <table:table-cell table:style-name="ce1" table:formula="of:=[.$A46]/[.E46]" office:value-type="float" office:value="0.718383175882739" calcext:value-type="float">
            <text:p>0.718383175882739</text:p>
          </table:table-cell>
          <table:table-cell table:style-name="ce3" table:formula="of:=[.$A46]/[.F46]" office:value-type="float" office:value="1.74349664690452" calcext:value-type="float">
            <text:p>1.74349664690452</text:p>
          </table:table-cell>
          <table:table-cell table:style-name="ce5" table:formula="of:=[.$A46]/[.G46]" office:value-type="float" office:value="1.86710367414338" calcext:value-type="float">
            <text:p>1.86710367414338</text:p>
          </table:table-cell>
          <table:table-cell table:style-name="ce7" table:formula="of:=[.$A46]/[.H46]" office:value-type="float" office:value="2.00859746262024" calcext:value-type="float">
            <text:p>2.00859746262024</text:p>
          </table:table-cell>
          <table:table-cell table:style-name="ce1" table:formula="of:=[.$A46]/[.I46]" office:value-type="float" office:value="2.09019929475647" calcext:value-type="float">
            <text:p>2.09019929475647</text:p>
          </table:table-cell>
          <table:table-cell table:style-name="ce3" table:formula="of:=[.$A46]/[.J46]" office:value-type="float" office:value="3.91606528612055" calcext:value-type="float">
            <text:p>3.91606528612055</text:p>
          </table:table-cell>
          <table:table-cell table:style-name="ce5" table:formula="of:=[.$A46]/[.K46]" office:value-type="float" office:value="4.05787320578754" calcext:value-type="float">
            <text:p>4.05787320578754</text:p>
          </table:table-cell>
          <table:table-cell table:style-name="ce7" table:formula="of:=[.$A46]/[.L46]" office:value-type="float" office:value="4.45353951962635" calcext:value-type="float">
            <text:p>4.45353951962635</text:p>
          </table:table-cell>
          <table:table-cell table:style-name="ce8" table:formula="of:=[.$A46]/[.M46]" office:value-type="float" office:value="4.66489134643997" calcext:value-type="float">
            <text:p>4.66489134643997</text:p>
          </table:table-cell>
          <table:table-cell table:style-name="ce3" table:formula="of:=[.$A46]/[.N46]" office:value-type="float" office:value="6.56694419358775" calcext:value-type="float">
            <text:p>6.56694419358775</text:p>
          </table:table-cell>
          <table:table-cell table:style-name="ce5" table:formula="of:=[.$A46]/[.O46]" office:value-type="float" office:value="6.55437833800033" calcext:value-type="float">
            <text:p>6.55437833800033</text:p>
          </table:table-cell>
          <table:table-cell table:style-name="ce7" table:formula="of:=[.$A46]/[.P46]" office:value-type="float" office:value="6.26675713745166" calcext:value-type="float">
            <text:p>6.26675713745166</text:p>
          </table:table-cell>
          <table:table-cell table:style-name="ce8" table:formula="of:=[.$A46]/[.Q46]" office:value-type="float" office:value="6.27985736808941" calcext:value-type="float">
            <text:p>6.27985736808941</text:p>
          </table:table-cell>
          <table:table-cell table:style-name="ce3" table:formula="of:=[.$A46]/[.R46]" office:value-type="float" office:value="4.3100292722966" calcext:value-type="float">
            <text:p>4.3100292722966</text:p>
          </table:table-cell>
          <table:table-cell table:style-name="ce5" table:formula="of:=[.$A46]/[.S46]" office:value-type="float" office:value="4.35600530733463" calcext:value-type="float">
            <text:p>4.35600530733463</text:p>
          </table:table-cell>
          <table:table-cell table:style-name="ce7" table:formula="of:=[.$A46]/[.T46]" office:value-type="float" office:value="3.0484989625462" calcext:value-type="float">
            <text:p>3.0484989625462</text:p>
          </table:table-cell>
          <table:table-cell table:style-name="ce8" table:formula="of:=[.$A46]/[.U46]" office:value-type="float" office:value="3.05564240960737" calcext:value-type="float">
            <text:p>3.05564240960737</text:p>
          </table:table-cell>
          <table:table-cell table:style-name="ce1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pthread-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f-d</text:p>
          </table:table-cell>
          <table:table-cell table:number-columns-repeated="1003"/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office:value-type="float" office:value="61220036" calcext:value-type="float">
            <text:p>61220036</text:p>
          </table:table-cell>
          <table:table-cell office:value-type="float" office:value="58318488" calcext:value-type="float">
            <text:p>58318488</text:p>
          </table:table-cell>
          <table:table-cell/>
          <table:table-cell office:value-type="float" office:value="53830578" calcext:value-type="float">
            <text:p>53830578</text:p>
          </table:table-cell>
          <table:table-cell/>
          <table:table-cell office:value-type="float" office:value="34703762" calcext:value-type="float">
            <text:p>34703762</text:p>
          </table:table-cell>
          <table:table-cell/>
          <table:table-cell office:value-type="float" office:value="30206778" calcext:value-type="float">
            <text:p>30206778</text:p>
          </table:table-cell>
          <table:table-cell/>
          <table:table-cell office:value-type="float" office:value="15365856" calcext:value-type="float">
            <text:p>15365856</text:p>
          </table:table-cell>
          <table:table-cell/>
          <table:table-cell office:value-type="float" office:value="13341306" calcext:value-type="float">
            <text:p>13341306</text:p>
          </table:table-cell>
          <table:table-cell/>
          <table:table-cell office:value-type="float" office:value="8934636" calcext:value-type="float">
            <text:p>8934636</text:p>
          </table:table-cell>
          <table:table-cell/>
          <table:table-cell office:value-type="float" office:value="9359224" calcext:value-type="float">
            <text:p>9359224</text:p>
          </table:table-cell>
          <table:table-cell/>
          <table:table-cell office:value-type="float" office:value="11259552" calcext:value-type="float">
            <text:p>11259552</text:p>
          </table:table-cell>
          <table:table-cell/>
          <table:table-cell office:value-type="float" office:value="18593168" calcext:value-type="float">
            <text:p>18593168</text:p>
          </table:table-cell>
          <table:table-cell table:number-columns-repeated="1004"/>
        </table:table-row>
        <table:table-row table:style-name="ro1">
          <table:table-cell office:value-type="float" office:value="60834623" calcext:value-type="float">
            <text:p>60834623</text:p>
          </table:table-cell>
          <table:table-cell office:value-type="float" office:value="58134167" calcext:value-type="float">
            <text:p>58134167</text:p>
          </table:table-cell>
          <table:table-cell/>
          <table:table-cell office:value-type="float" office:value="53489466" calcext:value-type="float">
            <text:p>53489466</text:p>
          </table:table-cell>
          <table:table-cell/>
          <table:table-cell office:value-type="float" office:value="34302440" calcext:value-type="float">
            <text:p>34302440</text:p>
          </table:table-cell>
          <table:table-cell/>
          <table:table-cell office:value-type="float" office:value="30295350" calcext:value-type="float">
            <text:p>30295350</text:p>
          </table:table-cell>
          <table:table-cell/>
          <table:table-cell office:value-type="float" office:value="15136507" calcext:value-type="float">
            <text:p>15136507</text:p>
          </table:table-cell>
          <table:table-cell/>
          <table:table-cell office:value-type="float" office:value="13467365" calcext:value-type="float">
            <text:p>13467365</text:p>
          </table:table-cell>
          <table:table-cell/>
          <table:table-cell office:value-type="float" office:value="8862096" calcext:value-type="float">
            <text:p>8862096</text:p>
          </table:table-cell>
          <table:table-cell/>
          <table:table-cell office:value-type="float" office:value="9426962" calcext:value-type="float">
            <text:p>9426962</text:p>
          </table:table-cell>
          <table:table-cell/>
          <table:table-cell office:value-type="float" office:value="13410048" calcext:value-type="float">
            <text:p>13410048</text:p>
          </table:table-cell>
          <table:table-cell/>
          <table:table-cell office:value-type="float" office:value="18344883" calcext:value-type="float">
            <text:p>18344883</text:p>
          </table:table-cell>
          <table:table-cell table:number-columns-repeated="1004"/>
        </table:table-row>
        <table:table-row table:style-name="ro1">
          <table:table-cell office:value-type="float" office:value="60352886" calcext:value-type="float">
            <text:p>60352886</text:p>
          </table:table-cell>
          <table:table-cell office:value-type="float" office:value="58012766" calcext:value-type="float">
            <text:p>58012766</text:p>
          </table:table-cell>
          <table:table-cell/>
          <table:table-cell office:value-type="float" office:value="53064773" calcext:value-type="float">
            <text:p>53064773</text:p>
          </table:table-cell>
          <table:table-cell/>
          <table:table-cell office:value-type="float" office:value="34490632" calcext:value-type="float">
            <text:p>34490632</text:p>
          </table:table-cell>
          <table:table-cell/>
          <table:table-cell office:value-type="float" office:value="29753200" calcext:value-type="float">
            <text:p>29753200</text:p>
          </table:table-cell>
          <table:table-cell/>
          <table:table-cell office:value-type="float" office:value="15161680" calcext:value-type="float">
            <text:p>15161680</text:p>
          </table:table-cell>
          <table:table-cell/>
          <table:table-cell office:value-type="float" office:value="13321920" calcext:value-type="float">
            <text:p>13321920</text:p>
          </table:table-cell>
          <table:table-cell/>
          <table:table-cell office:value-type="float" office:value="8915619" calcext:value-type="float">
            <text:p>8915619</text:p>
          </table:table-cell>
          <table:table-cell/>
          <table:table-cell office:value-type="float" office:value="9435211" calcext:value-type="float">
            <text:p>9435211</text:p>
          </table:table-cell>
          <table:table-cell/>
          <table:table-cell office:value-type="float" office:value="14294761" calcext:value-type="float">
            <text:p>14294761</text:p>
          </table:table-cell>
          <table:table-cell/>
          <table:table-cell office:value-type="float" office:value="18238479" calcext:value-type="float">
            <text:p>18238479</text:p>
          </table:table-cell>
          <table:table-cell table:number-columns-repeated="1004"/>
        </table:table-row>
        <table:table-row table:style-name="ro1">
          <table:table-cell office:value-type="float" office:value="61999936" calcext:value-type="float">
            <text:p>61999936</text:p>
          </table:table-cell>
          <table:table-cell office:value-type="float" office:value="58084261" calcext:value-type="float">
            <text:p>58084261</text:p>
          </table:table-cell>
          <table:table-cell/>
          <table:table-cell office:value-type="float" office:value="53073630" calcext:value-type="float">
            <text:p>53073630</text:p>
          </table:table-cell>
          <table:table-cell/>
          <table:table-cell office:value-type="float" office:value="34614414" calcext:value-type="float">
            <text:p>34614414</text:p>
          </table:table-cell>
          <table:table-cell/>
          <table:table-cell office:value-type="float" office:value="29921006" calcext:value-type="float">
            <text:p>29921006</text:p>
          </table:table-cell>
          <table:table-cell/>
          <table:table-cell office:value-type="float" office:value="15248508" calcext:value-type="float">
            <text:p>15248508</text:p>
          </table:table-cell>
          <table:table-cell/>
          <table:table-cell office:value-type="float" office:value="13275528" calcext:value-type="float">
            <text:p>13275528</text:p>
          </table:table-cell>
          <table:table-cell/>
          <table:table-cell office:value-type="float" office:value="8936217" calcext:value-type="float">
            <text:p>8936217</text:p>
          </table:table-cell>
          <table:table-cell/>
          <table:table-cell office:value-type="float" office:value="9332353" calcext:value-type="float">
            <text:p>9332353</text:p>
          </table:table-cell>
          <table:table-cell/>
          <table:table-cell office:value-type="float" office:value="11960899" calcext:value-type="float">
            <text:p>11960899</text:p>
          </table:table-cell>
          <table:table-cell/>
          <table:table-cell office:value-type="float" office:value="18864846" calcext:value-type="float">
            <text:p>18864846</text:p>
          </table:table-cell>
          <table:table-cell table:number-columns-repeated="1004"/>
        </table:table-row>
        <table:table-row table:style-name="ro1">
          <table:table-cell office:value-type="float" office:value="61019081" calcext:value-type="float">
            <text:p>61019081</text:p>
          </table:table-cell>
          <table:table-cell office:value-type="float" office:value="58347100" calcext:value-type="float">
            <text:p>58347100</text:p>
          </table:table-cell>
          <table:table-cell/>
          <table:table-cell office:value-type="float" office:value="53470633" calcext:value-type="float">
            <text:p>53470633</text:p>
          </table:table-cell>
          <table:table-cell/>
          <table:table-cell office:value-type="float" office:value="34615155" calcext:value-type="float">
            <text:p>34615155</text:p>
          </table:table-cell>
          <table:table-cell/>
          <table:table-cell office:value-type="float" office:value="30779348" calcext:value-type="float">
            <text:p>30779348</text:p>
          </table:table-cell>
          <table:table-cell/>
          <table:table-cell office:value-type="float" office:value="15494891" calcext:value-type="float">
            <text:p>15494891</text:p>
          </table:table-cell>
          <table:table-cell/>
          <table:table-cell office:value-type="float" office:value="13793782" calcext:value-type="float">
            <text:p>13793782</text:p>
          </table:table-cell>
          <table:table-cell/>
          <table:table-cell office:value-type="float" office:value="9097219" calcext:value-type="float">
            <text:p>9097219</text:p>
          </table:table-cell>
          <table:table-cell/>
          <table:table-cell office:value-type="float" office:value="9736999" calcext:value-type="float">
            <text:p>9736999</text:p>
          </table:table-cell>
          <table:table-cell/>
          <table:table-cell office:value-type="float" office:value="12370718" calcext:value-type="float">
            <text:p>12370718</text:p>
          </table:table-cell>
          <table:table-cell/>
          <table:table-cell office:value-type="float" office:value="18543271" calcext:value-type="float">
            <text:p>18543271</text:p>
          </table:table-cell>
          <table:table-cell table:number-columns-repeated="1004"/>
        </table:table-row>
        <table:table-row table:style-name="ro1">
          <table:table-cell office:value-type="float" office:value="61519453" calcext:value-type="float">
            <text:p>61519453</text:p>
          </table:table-cell>
          <table:table-cell office:value-type="float" office:value="58476452" calcext:value-type="float">
            <text:p>58476452</text:p>
          </table:table-cell>
          <table:table-cell/>
          <table:table-cell office:value-type="float" office:value="53614665" calcext:value-type="float">
            <text:p>53614665</text:p>
          </table:table-cell>
          <table:table-cell/>
          <table:table-cell office:value-type="float" office:value="34705510" calcext:value-type="float">
            <text:p>34705510</text:p>
          </table:table-cell>
          <table:table-cell/>
          <table:table-cell office:value-type="float" office:value="30039397" calcext:value-type="float">
            <text:p>30039397</text:p>
          </table:table-cell>
          <table:table-cell/>
          <table:table-cell office:value-type="float" office:value="15240675" calcext:value-type="float">
            <text:p>15240675</text:p>
          </table:table-cell>
          <table:table-cell/>
          <table:table-cell office:value-type="float" office:value="13358360" calcext:value-type="float">
            <text:p>13358360</text:p>
          </table:table-cell>
          <table:table-cell/>
          <table:table-cell office:value-type="float" office:value="8888997" calcext:value-type="float">
            <text:p>8888997</text:p>
          </table:table-cell>
          <table:table-cell/>
          <table:table-cell office:value-type="float" office:value="9314536" calcext:value-type="float">
            <text:p>9314536</text:p>
          </table:table-cell>
          <table:table-cell/>
          <table:table-cell office:value-type="float" office:value="12798877" calcext:value-type="float">
            <text:p>12798877</text:p>
          </table:table-cell>
          <table:table-cell/>
          <table:table-cell office:value-type="float" office:value="18148351" calcext:value-type="float">
            <text:p>18148351</text:p>
          </table:table-cell>
          <table:table-cell table:number-columns-repeated="1004"/>
        </table:table-row>
        <table:table-row table:style-name="ro1">
          <table:table-cell office:value-type="float" office:value="61635800" calcext:value-type="float">
            <text:p>61635800</text:p>
          </table:table-cell>
          <table:table-cell office:value-type="float" office:value="58140883" calcext:value-type="float">
            <text:p>58140883</text:p>
          </table:table-cell>
          <table:table-cell/>
          <table:table-cell office:value-type="float" office:value="53671614" calcext:value-type="float">
            <text:p>53671614</text:p>
          </table:table-cell>
          <table:table-cell/>
          <table:table-cell office:value-type="float" office:value="34694288" calcext:value-type="float">
            <text:p>34694288</text:p>
          </table:table-cell>
          <table:table-cell/>
          <table:table-cell office:value-type="float" office:value="30521196" calcext:value-type="float">
            <text:p>30521196</text:p>
          </table:table-cell>
          <table:table-cell/>
          <table:table-cell office:value-type="float" office:value="15163000" calcext:value-type="float">
            <text:p>15163000</text:p>
          </table:table-cell>
          <table:table-cell/>
          <table:table-cell office:value-type="float" office:value="13696952" calcext:value-type="float">
            <text:p>13696952</text:p>
          </table:table-cell>
          <table:table-cell/>
          <table:table-cell office:value-type="float" office:value="8907863" calcext:value-type="float">
            <text:p>8907863</text:p>
          </table:table-cell>
          <table:table-cell/>
          <table:table-cell office:value-type="float" office:value="9456299" calcext:value-type="float">
            <text:p>9456299</text:p>
          </table:table-cell>
          <table:table-cell/>
          <table:table-cell office:value-type="float" office:value="13076366" calcext:value-type="float">
            <text:p>13076366</text:p>
          </table:table-cell>
          <table:table-cell/>
          <table:table-cell office:value-type="float" office:value="18501436" calcext:value-type="float">
            <text:p>18501436</text:p>
          </table:table-cell>
          <table:table-cell table:number-columns-repeated="1004"/>
        </table:table-row>
        <table:table-row table:style-name="ro1">
          <table:table-cell office:value-type="float" office:value="60872816" calcext:value-type="float">
            <text:p>60872816</text:p>
          </table:table-cell>
          <table:table-cell office:value-type="float" office:value="58266312" calcext:value-type="float">
            <text:p>58266312</text:p>
          </table:table-cell>
          <table:table-cell/>
          <table:table-cell office:value-type="float" office:value="53898253" calcext:value-type="float">
            <text:p>53898253</text:p>
          </table:table-cell>
          <table:table-cell/>
          <table:table-cell office:value-type="float" office:value="35064588" calcext:value-type="float">
            <text:p>35064588</text:p>
          </table:table-cell>
          <table:table-cell/>
          <table:table-cell office:value-type="float" office:value="30482597" calcext:value-type="float">
            <text:p>30482597</text:p>
          </table:table-cell>
          <table:table-cell/>
          <table:table-cell office:value-type="float" office:value="15443290" calcext:value-type="float">
            <text:p>15443290</text:p>
          </table:table-cell>
          <table:table-cell/>
          <table:table-cell office:value-type="float" office:value="13567979" calcext:value-type="float">
            <text:p>13567979</text:p>
          </table:table-cell>
          <table:table-cell/>
          <table:table-cell office:value-type="float" office:value="8884160" calcext:value-type="float">
            <text:p>8884160</text:p>
          </table:table-cell>
          <table:table-cell/>
          <table:table-cell office:value-type="float" office:value="9655236" calcext:value-type="float">
            <text:p>9655236</text:p>
          </table:table-cell>
          <table:table-cell/>
          <table:table-cell office:value-type="float" office:value="12298787" calcext:value-type="float">
            <text:p>12298787</text:p>
          </table:table-cell>
          <table:table-cell/>
          <table:table-cell office:value-type="float" office:value="18638812" calcext:value-type="float">
            <text:p>18638812</text:p>
          </table:table-cell>
          <table:table-cell table:number-columns-repeated="1004"/>
        </table:table-row>
        <table:table-row table:style-name="ro1">
          <table:table-cell office:value-type="float" office:value="61132634" calcext:value-type="float">
            <text:p>61132634</text:p>
          </table:table-cell>
          <table:table-cell office:value-type="float" office:value="58293881" calcext:value-type="float">
            <text:p>58293881</text:p>
          </table:table-cell>
          <table:table-cell/>
          <table:table-cell office:value-type="float" office:value="54215135" calcext:value-type="float">
            <text:p>54215135</text:p>
          </table:table-cell>
          <table:table-cell/>
          <table:table-cell office:value-type="float" office:value="34889090" calcext:value-type="float">
            <text:p>34889090</text:p>
          </table:table-cell>
          <table:table-cell/>
          <table:table-cell office:value-type="float" office:value="30364812" calcext:value-type="float">
            <text:p>30364812</text:p>
          </table:table-cell>
          <table:table-cell/>
          <table:table-cell office:value-type="float" office:value="15074953" calcext:value-type="float">
            <text:p>15074953</text:p>
          </table:table-cell>
          <table:table-cell/>
          <table:table-cell office:value-type="float" office:value="13824871" calcext:value-type="float">
            <text:p>13824871</text:p>
          </table:table-cell>
          <table:table-cell/>
          <table:table-cell office:value-type="float" office:value="8905526" calcext:value-type="float">
            <text:p>8905526</text:p>
          </table:table-cell>
          <table:table-cell/>
          <table:table-cell office:value-type="float" office:value="9658266" calcext:value-type="float">
            <text:p>9658266</text:p>
          </table:table-cell>
          <table:table-cell/>
          <table:table-cell office:value-type="float" office:value="11793926" calcext:value-type="float">
            <text:p>11793926</text:p>
          </table:table-cell>
          <table:table-cell/>
          <table:table-cell office:value-type="float" office:value="18737954" calcext:value-type="float">
            <text:p>18737954</text:p>
          </table:table-cell>
          <table:table-cell table:number-columns-repeated="1004"/>
        </table:table-row>
        <table:table-row table:style-name="ro1">
          <table:table-cell office:value-type="float" office:value="60510610" calcext:value-type="float">
            <text:p>60510610</text:p>
          </table:table-cell>
          <table:table-cell office:value-type="float" office:value="59000810" calcext:value-type="float">
            <text:p>59000810</text:p>
          </table:table-cell>
          <table:table-cell/>
          <table:table-cell office:value-type="float" office:value="53911483" calcext:value-type="float">
            <text:p>53911483</text:p>
          </table:table-cell>
          <table:table-cell/>
          <table:table-cell office:value-type="float" office:value="34473571" calcext:value-type="float">
            <text:p>34473571</text:p>
          </table:table-cell>
          <table:table-cell/>
          <table:table-cell office:value-type="float" office:value="30553642" calcext:value-type="float">
            <text:p>30553642</text:p>
          </table:table-cell>
          <table:table-cell/>
          <table:table-cell office:value-type="float" office:value="15273916" calcext:value-type="float">
            <text:p>15273916</text:p>
          </table:table-cell>
          <table:table-cell/>
          <table:table-cell office:value-type="float" office:value="13782191" calcext:value-type="float">
            <text:p>13782191</text:p>
          </table:table-cell>
          <table:table-cell/>
          <table:table-cell office:value-type="float" office:value="8850710" calcext:value-type="float">
            <text:p>8850710</text:p>
          </table:table-cell>
          <table:table-cell/>
          <table:table-cell office:value-type="float" office:value="9580139" calcext:value-type="float">
            <text:p>9580139</text:p>
          </table:table-cell>
          <table:table-cell/>
          <table:table-cell office:value-type="float" office:value="10965312" calcext:value-type="float">
            <text:p>10965312</text:p>
          </table:table-cell>
          <table:table-cell/>
          <table:table-cell office:value-type="float" office:value="19009612" calcext:value-type="float">
            <text:p>19009612</text:p>
          </table:table-cell>
          <table:table-cell table:number-columns-repeated="1004"/>
        </table:table-row>
        <table:table-row table:style-name="ro1">
          <table:table-cell table:style-name="ce1" table:formula="of:=AVERAGE([.A52:.A61])" office:value-type="float" office:value="61109787.5" calcext:value-type="float">
            <text:p>61109787.5</text:p>
          </table:table-cell>
          <table:table-cell table:style-name="ce3" table:formula="of:=AVERAGE([.B52:.B61])" office:value-type="float" office:value="58307512" calcext:value-type="float">
            <text:p>58307512</text:p>
          </table:table-cell>
          <table:table-cell table:style-name="ce5" table:formula="of:=AVERAGE([.C52:.C61])" office:value-type="string" office:string-value="" calcext:value-type="error">
            <text:p>#DIV/0!</text:p>
          </table:table-cell>
          <table:table-cell table:style-name="ce7" table:formula="of:=AVERAGE([.D52:.D61])" office:value-type="float" office:value="53624023" calcext:value-type="float">
            <text:p>53624023</text:p>
          </table:table-cell>
          <table:table-cell table:style-name="ce1" table:formula="of:=AVERAGE([.E52:.E61])" office:value-type="string" office:string-value="" calcext:value-type="error">
            <text:p>#DIV/0!</text:p>
          </table:table-cell>
          <table:table-cell table:style-name="ce3" table:formula="of:=AVERAGE([.F52:.F61])" office:value-type="float" office:value="34655345" calcext:value-type="float">
            <text:p>34655345</text:p>
          </table:table-cell>
          <table:table-cell table:style-name="ce5" table:formula="of:=AVERAGE([.G52:.G61])" office:value-type="string" office:string-value="" calcext:value-type="error">
            <text:p>#DIV/0!</text:p>
          </table:table-cell>
          <table:table-cell table:style-name="ce7" table:formula="of:=AVERAGE([.H52:.H61])" office:value-type="float" office:value="30291732.6" calcext:value-type="float">
            <text:p>30291732.6</text:p>
          </table:table-cell>
          <table:table-cell table:style-name="ce1" table:formula="of:=AVERAGE([.I52:.I61])" office:value-type="string" office:string-value="" calcext:value-type="error">
            <text:p>#DIV/0!</text:p>
          </table:table-cell>
          <table:table-cell table:style-name="ce3" table:formula="of:=AVERAGE([.J52:.J61])" office:value-type="float" office:value="15260327.6" calcext:value-type="float">
            <text:p>15260327.6</text:p>
          </table:table-cell>
          <table:table-cell table:style-name="ce5" table:formula="of:=AVERAGE([.K52:.K61])" office:value-type="string" office:string-value="" calcext:value-type="error">
            <text:p>#DIV/0!</text:p>
          </table:table-cell>
          <table:table-cell table:style-name="ce7" table:formula="of:=AVERAGE([.L52:.L61])" office:value-type="float" office:value="13543025.4" calcext:value-type="float">
            <text:p>13543025.4</text:p>
          </table:table-cell>
          <table:table-cell table:style-name="ce8" table:formula="of:=AVERAGE([.M52:.M61])" office:value-type="string" office:string-value="" calcext:value-type="error">
            <text:p>#DIV/0!</text:p>
          </table:table-cell>
          <table:table-cell table:style-name="ce3" table:formula="of:=AVERAGE([.N52:.N61])" office:value-type="float" office:value="8918304.3" calcext:value-type="float">
            <text:p>8918304.3</text:p>
          </table:table-cell>
          <table:table-cell table:style-name="ce5" table:formula="of:=AVERAGE([.O52:.O61])" office:value-type="string" office:string-value="" calcext:value-type="error">
            <text:p>#DIV/0!</text:p>
          </table:table-cell>
          <table:table-cell table:style-name="ce7" table:formula="of:=AVERAGE([.P52:.P61])" office:value-type="float" office:value="9495522.5" calcext:value-type="float">
            <text:p>9495522.5</text:p>
          </table:table-cell>
          <table:table-cell table:style-name="ce8" table:formula="of:=AVERAGE([.Q52:.Q61])" office:value-type="string" office:string-value="" calcext:value-type="error">
            <text:p>#DIV/0!</text:p>
          </table:table-cell>
          <table:table-cell table:style-name="ce3" table:formula="of:=AVERAGE([.R52:.R61])" office:value-type="float" office:value="12422924.6" calcext:value-type="float">
            <text:p>12422924.6</text:p>
          </table:table-cell>
          <table:table-cell table:style-name="ce5" table:formula="of:=AVERAGE([.S52:.S61])" office:value-type="string" office:string-value="" calcext:value-type="error">
            <text:p>#DIV/0!</text:p>
          </table:table-cell>
          <table:table-cell table:style-name="ce7" table:formula="of:=AVERAGE([.T52:.T61])" office:value-type="float" office:value="18562081.2" calcext:value-type="float">
            <text:p>18562081.2</text:p>
          </table:table-cell>
          <table:table-cell table:style-name="ce8" table:formula="of:=AVERAGE([.U52:.U61])" office:value-type="string" office:string-value="" calcext:value-type="error">
            <text:p>#DIV/0!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" table:formula="of:=[.$A62]/[.B62]" office:value-type="float" office:value="1.04806028252415" calcext:value-type="float">
            <text:p>1.04806028252415</text:p>
          </table:table-cell>
          <table:table-cell table:style-name="ce5" table:formula="of:=[.$A62]/[.C62]" office:value-type="string" office:string-value="" calcext:value-type="error">
            <text:p>#DIV/0!</text:p>
          </table:table-cell>
          <table:table-cell table:style-name="ce7" table:formula="of:=[.$A62]/[.D62]" office:value-type="float" office:value="1.13959721932836" calcext:value-type="float">
            <text:p>1.13959721932836</text:p>
          </table:table-cell>
          <table:table-cell table:style-name="ce1" table:formula="of:=[.$A62]/[.E62]" office:value-type="string" office:string-value="" calcext:value-type="error">
            <text:p>#DIV/0!</text:p>
          </table:table-cell>
          <table:table-cell table:style-name="ce3" table:formula="of:=[.$A62]/[.F62]" office:value-type="float" office:value="1.76335822078816" calcext:value-type="float">
            <text:p>1.76335822078816</text:p>
          </table:table-cell>
          <table:table-cell table:style-name="ce5" table:formula="of:=[.$A62]/[.G62]" office:value-type="string" office:string-value="" calcext:value-type="error">
            <text:p>#DIV/0!</text:p>
          </table:table-cell>
          <table:table-cell table:style-name="ce7" table:formula="of:=[.$A62]/[.H62]" office:value-type="float" office:value="2.01737511376289" calcext:value-type="float">
            <text:p>2.01737511376289</text:p>
          </table:table-cell>
          <table:table-cell table:style-name="ce1" table:formula="of:=[.$A62]/[.I62]" office:value-type="string" office:string-value="" calcext:value-type="error">
            <text:p>#DIV/0!</text:p>
          </table:table-cell>
          <table:table-cell table:style-name="ce3" table:formula="of:=[.$A62]/[.J62]" office:value-type="float" office:value="4.00448726277672" calcext:value-type="float">
            <text:p>4.00448726277672</text:p>
          </table:table-cell>
          <table:table-cell table:style-name="ce5" table:formula="of:=[.$A62]/[.K62]" office:value-type="string" office:string-value="" calcext:value-type="error">
            <text:p>#DIV/0!</text:p>
          </table:table-cell>
          <table:table-cell table:style-name="ce7" table:formula="of:=[.$A62]/[.L62]" office:value-type="float" office:value="4.51227002055242" calcext:value-type="float">
            <text:p>4.51227002055242</text:p>
          </table:table-cell>
          <table:table-cell table:style-name="ce8" table:formula="of:=[.$A62]/[.M62]" office:value-type="string" office:string-value="" calcext:value-type="error">
            <text:p>#DIV/0!</text:p>
          </table:table-cell>
          <table:table-cell table:style-name="ce3" table:formula="of:=[.$A62]/[.N62]" office:value-type="float" office:value="6.85217564285175" calcext:value-type="float">
            <text:p>6.85217564285175</text:p>
          </table:table-cell>
          <table:table-cell table:style-name="ce5" table:formula="of:=[.$A62]/[.O62]" office:value-type="string" office:string-value="" calcext:value-type="error">
            <text:p>#DIV/0!</text:p>
          </table:table-cell>
          <table:table-cell table:style-name="ce7" table:formula="of:=[.$A62]/[.P62]" office:value-type="float" office:value="6.43564243041918" calcext:value-type="float">
            <text:p>6.43564243041918</text:p>
          </table:table-cell>
          <table:table-cell table:style-name="ce8" table:formula="of:=[.$A62]/[.Q62]" office:value-type="string" office:string-value="" calcext:value-type="error">
            <text:p>#DIV/0!</text:p>
          </table:table-cell>
          <table:table-cell table:style-name="ce3" table:formula="of:=[.$A62]/[.R62]" office:value-type="float" office:value="4.91911441690631" calcext:value-type="float">
            <text:p>4.91911441690631</text:p>
          </table:table-cell>
          <table:table-cell table:style-name="ce5" table:formula="of:=[.$A62]/[.S62]" office:value-type="string" office:string-value="" calcext:value-type="error">
            <text:p>#DIV/0!</text:p>
          </table:table-cell>
          <table:table-cell table:style-name="ce7" table:formula="of:=[.$A62]/[.T62]" office:value-type="float" office:value="3.29218404130244" calcext:value-type="float">
            <text:p>3.29218404130244</text:p>
          </table:table-cell>
          <table:table-cell table:style-name="ce8" table:formula="of:=[.$A62]/[.U62]" office:value-type="string" office:string-value="" calcext:value-type="error">
            <text:p>#DIV/0!</text:p>
          </table:table-cell>
          <table:table-cell table:style-name="ce1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formula="of:=AVERAGE([.B47];[.B31];[.B15])" office:value-type="float" office:value="1.0359702281533" calcext:value-type="float">
            <text:p>1.0359702281533</text:p>
          </table:table-cell>
          <table:table-cell table:formula="of:=AVERAGE([.C47];[.C31];[.C15])" office:value-type="float" office:value="0.711033015619956" calcext:value-type="float">
            <text:p>0.711033015619956</text:p>
          </table:table-cell>
          <table:table-cell table:style-name="ce3" table:formula="of:=AVERAGE([.D47];[.D31];[.D15])" office:value-type="float" office:value="1.14219670643946" calcext:value-type="float">
            <text:p>1.14219670643946</text:p>
          </table:table-cell>
          <table:table-cell table:style-name="ce4" table:formula="of:=AVERAGE([.E47];[.E31];[.E15])" office:value-type="float" office:value="0.717135388044309" calcext:value-type="float">
            <text:p>0.717135388044309</text:p>
          </table:table-cell>
          <table:table-cell table:formula="of:=AVERAGE([.F47];[.F31];[.F15])" office:value-type="float" office:value="1.75461058283646" calcext:value-type="float">
            <text:p>1.75461058283646</text:p>
          </table:table-cell>
          <table:table-cell table:style-name="ce5" table:formula="of:=AVERAGE([.G47];[.G31];[.G15])" office:value-type="float" office:value="1.833541012704" calcext:value-type="float">
            <text:p>1.833541012704</text:p>
          </table:table-cell>
          <table:table-cell table:style-name="ce2" table:formula="of:=AVERAGE([.H47];[.H31];[.H15])" office:value-type="float" office:value="2.02695617171916" calcext:value-type="float">
            <text:p>2.02695617171916</text:p>
          </table:table-cell>
          <table:table-cell table:style-name="ce5" table:formula="of:=AVERAGE([.I47];[.I31];[.I15])" office:value-type="float" office:value="2.0753146566638" calcext:value-type="float">
            <text:p>2.0753146566638</text:p>
          </table:table-cell>
          <table:table-cell table:formula="of:=AVERAGE([.J47];[.J31];[.J15])" office:value-type="float" office:value="3.88232702931368" calcext:value-type="float">
            <text:p>3.88232702931368</text:p>
          </table:table-cell>
          <table:table-cell table:style-name="ce5" table:formula="of:=AVERAGE([.K47];[.K31];[.K15])" office:value-type="float" office:value="3.9258285811236" calcext:value-type="float">
            <text:p>3.9258285811236</text:p>
          </table:table-cell>
          <table:table-cell table:style-name="ce2" table:formula="of:=AVERAGE([.L47];[.L31];[.L15])" office:value-type="float" office:value="4.46352678655906" calcext:value-type="float">
            <text:p>4.46352678655906</text:p>
          </table:table-cell>
          <table:table-cell table:style-name="ce5" table:formula="of:=AVERAGE([.M47];[.M31];[.M15])" office:value-type="float" office:value="4.55395608205233" calcext:value-type="float">
            <text:p>4.55395608205233</text:p>
          </table:table-cell>
          <table:table-cell table:style-name="ce3" table:formula="of:=AVERAGE([.N47];[.N31];[.N15])" office:value-type="float" office:value="5.79536541954713" calcext:value-type="float">
            <text:p>5.79536541954713</text:p>
          </table:table-cell>
          <table:table-cell table:formula="of:=AVERAGE([.O47];[.O31];[.O15])" office:value-type="float" office:value="5.6152387768525" calcext:value-type="float">
            <text:p>5.6152387768525</text:p>
          </table:table-cell>
          <table:table-cell table:style-name="ce3" table:formula="of:=AVERAGE([.P47];[.P31];[.P15])" office:value-type="float" office:value="5.55956508420018" calcext:value-type="float">
            <text:p>5.55956508420018</text:p>
          </table:table-cell>
          <table:table-cell table:style-name="ce4" table:formula="of:=AVERAGE([.Q47];[.Q31];[.Q15])" office:value-type="float" office:value="5.48545325450792" calcext:value-type="float">
            <text:p>5.48545325450792</text:p>
          </table:table-cell>
          <table:table-cell table:formula="of:=AVERAGE([.R47];[.R31];[.R15])" office:value-type="float" office:value="3.52784778946777" calcext:value-type="float">
            <text:p>3.52784778946777</text:p>
          </table:table-cell>
          <table:table-cell table:style-name="ce5" table:formula="of:=AVERAGE([.S47];[.S31];[.S15])" office:value-type="float" office:value="3.58081248322477" calcext:value-type="float">
            <text:p>3.58081248322477</text:p>
          </table:table-cell>
          <table:table-cell table:style-name="ce2" table:formula="of:=AVERAGE([.T47];[.T31];[.T15])" office:value-type="float" office:value="2.65139472760199" calcext:value-type="float">
            <text:p>2.65139472760199</text:p>
          </table:table-cell>
          <table:table-cell table:style-name="ce5" table:formula="of:=AVERAGE([.U47];[.U31];[.U15])" office:value-type="float" office:value="2.64363239167459" calcext:value-type="float">
            <text:p>2.64363239167459</text:p>
          </table:table-cell>
          <table:table-cell table:style-name="ce2"/>
          <table:table-cell table:number-columns-repeated="1002"/>
        </table:table-row>
        <table:table-row table:style-name="ro1">
          <table:table-cell/>
          <table:table-cell table:formula="of:=AVERAGE([.B63];[.B47];[.B31];[.B15])" office:value-type="float" office:value="1.03899274174601" calcext:value-type="float">
            <text:p>1.03899274174601</text:p>
          </table:table-cell>
          <table:table-cell table:style-name="ce2" table:formula="of:=AVERAGE([.C63];[.C47];[.C31];[.C15])" office:value-type="string" office:string-value="" calcext:value-type="error">
            <text:p>#DIV/0!</text:p>
          </table:table-cell>
          <table:table-cell table:style-name="ce2" table:formula="of:=AVERAGE([.D63];[.D47];[.D31];[.D15])" office:value-type="float" office:value="1.14154683466169" calcext:value-type="float">
            <text:p>1.14154683466169</text:p>
          </table:table-cell>
          <table:table-cell table:style-name="ce2" table:formula="of:=AVERAGE([.E63];[.E47];[.E31];[.E15])" office:value-type="string" office:string-value="" calcext:value-type="error">
            <text:p>#DIV/0!</text:p>
          </table:table-cell>
          <table:table-cell table:formula="of:=AVERAGE([.F63];[.F47];[.F31];[.F15])" office:value-type="float" office:value="1.75679749232439" calcext:value-type="float">
            <text:p>1.75679749232439</text:p>
          </table:table-cell>
          <table:table-cell table:style-name="ce2" table:formula="of:=AVERAGE([.G63];[.G47];[.G31];[.G15])" office:value-type="string" office:string-value="" calcext:value-type="error">
            <text:p>#DIV/0!</text:p>
          </table:table-cell>
          <table:table-cell table:style-name="ce2" table:formula="of:=AVERAGE([.H63];[.H47];[.H31];[.H15])" office:value-type="float" office:value="2.02456090723009" calcext:value-type="float">
            <text:p>2.02456090723009</text:p>
          </table:table-cell>
          <table:table-cell table:style-name="ce2" table:formula="of:=AVERAGE([.I63];[.I47];[.I31];[.I15])" office:value-type="string" office:string-value="" calcext:value-type="error">
            <text:p>#DIV/0!</text:p>
          </table:table-cell>
          <table:table-cell table:formula="of:=AVERAGE([.J63];[.J47];[.J31];[.J15])" office:value-type="float" office:value="3.91286708767944" calcext:value-type="float">
            <text:p>3.91286708767944</text:p>
          </table:table-cell>
          <table:table-cell table:style-name="ce2" table:formula="of:=AVERAGE([.K63];[.K47];[.K31];[.K15])" office:value-type="string" office:string-value="" calcext:value-type="error">
            <text:p>#DIV/0!</text:p>
          </table:table-cell>
          <table:table-cell table:style-name="ce2" table:formula="of:=AVERAGE([.L63];[.L47];[.L31];[.L15])" office:value-type="float" office:value="4.4757125950574" calcext:value-type="float">
            <text:p>4.4757125950574</text:p>
          </table:table-cell>
          <table:table-cell table:style-name="ce2" table:formula="of:=AVERAGE([.M63];[.M47];[.M31];[.M15])" office:value-type="string" office:string-value="" calcext:value-type="error">
            <text:p>#DIV/0!</text:p>
          </table:table-cell>
          <table:table-cell table:formula="of:=AVERAGE([.N63];[.N47];[.N31];[.N15])" office:value-type="float" office:value="6.05956797537329" calcext:value-type="float">
            <text:p>6.05956797537329</text:p>
          </table:table-cell>
          <table:table-cell table:style-name="ce2" table:formula="of:=AVERAGE([.O63];[.O47];[.O31];[.O15])" office:value-type="string" office:string-value="" calcext:value-type="error">
            <text:p>#DIV/0!</text:p>
          </table:table-cell>
          <table:table-cell table:style-name="ce2" table:formula="of:=AVERAGE([.P63];[.P47];[.P31];[.P15])" office:value-type="float" office:value="5.77858442075493" calcext:value-type="float">
            <text:p>5.77858442075493</text:p>
          </table:table-cell>
          <table:table-cell table:style-name="ce2" table:formula="of:=AVERAGE([.Q63];[.Q47];[.Q31];[.Q15])" office:value-type="string" office:string-value="" calcext:value-type="error">
            <text:p>#DIV/0!</text:p>
          </table:table-cell>
          <table:table-cell table:formula="of:=AVERAGE([.R63];[.R47];[.R31];[.R15])" office:value-type="float" office:value="3.87566444632741" calcext:value-type="float">
            <text:p>3.87566444632741</text:p>
          </table:table-cell>
          <table:table-cell table:style-name="ce2" table:formula="of:=AVERAGE([.S63];[.S47];[.S31];[.S15])" office:value-type="string" office:string-value="" calcext:value-type="error">
            <text:p>#DIV/0!</text:p>
          </table:table-cell>
          <table:table-cell table:style-name="ce2" table:formula="of:=AVERAGE([.T63];[.T47];[.T31];[.T15])" office:value-type="float" office:value="2.8115920560271" calcext:value-type="float">
            <text:p>2.8115920560271</text:p>
          </table:table-cell>
          <table:table-cell table:style-name="ce2" table:formula="of:=AVERAGE([.U63];[.U47];[.U31];[.U15])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4:33:37.241273887</meta:creation-date>
    <dc:date>2022-06-10T18:27:51.571040288</dc:date>
    <meta:editing-duration>PT3H22M47S</meta:editing-duration>
    <meta:editing-cycles>10</meta:editing-cycles>
    <meta:generator>LibreOffice/7.3.4.2$Linux_X86_64 LibreOffice_project/8cb1c265a8f71ce63e37a2ff337b4f2ebc525cbc</meta:generator>
    <meta:document-statistic meta:table-count="1" meta:cell-count="1112" meta:object-count="0"/>
  </office:meta>
</office:document-meta>
</file>